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9.53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6"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7"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18" style:family="graphic" style:parent-style-name="standard">
      <style:graphic-properties draw:stroke="none" draw:fill="none" draw:fill-color="#ffffff" fo:min-height="0.455cm"/>
    </style:style>
    <style:style style:name="gr19"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4"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5"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6"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8" style:family="graphic" style:parent-style-name="standard">
      <style:graphic-properties draw:stroke="none" draw:fill="solid" draw:fill-color="#808080"/>
    </style:style>
    <style:style style:name="gr29" style:family="graphic" style:parent-style-name="standard">
      <style:graphic-properties draw:stroke="none" draw:fill="none" draw:textarea-horizontal-align="left" draw:textarea-vertical-align="top" draw:auto-grow-height="true" draw:auto-grow-width="true" fo:min-height="0.581cm" fo:min-width="8.198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581cm" fo:min-width="8.3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8.13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581cm" fo:min-width="8.07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1.309cm" fo:min-width="17.938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581cm" fo:min-width="8.2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581cm" fo:min-width="8.42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81cm" fo:min-width="8.18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81cm" fo:min-width="8.325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581cm" fo:min-width="8.126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1.745cm" fo:min-width="17.938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loext:graphic-properties draw:fill="none"/>
      <style:paragraph-properties fo:text-align="start" style:writing-mode="lr-tb"/>
      <style:text-properties fo:font-size="18pt" style:font-size-asian="18pt" style:font-size-complex="18pt"/>
    </style:style>
    <style:style style:name="P14" style:family="paragraph">
      <loext:graphic-properties draw:fill="none"/>
      <style:paragraph-properties fo:text-align="start" style:writing-mode="lr-tb"/>
      <style:text-properties fo:font-size="11pt" style:font-size-asian="11pt" style:font-size-complex="11pt"/>
    </style:style>
    <style:style style:name="P15" style:family="paragraph">
      <loext:graphic-properties draw:fill="none" draw:fill-color="#ffffff"/>
      <style:paragraph-properties fo:text-align="start" style:writing-mode="lr-tb"/>
      <style:text-properties fo:font-size="24pt"/>
    </style:style>
    <style:style style:name="P16" style:family="paragraph">
      <loext:graphic-properties draw:fill="solid" draw:fill-color="#808080"/>
    </style:style>
    <style:style style:name="P17" style:family="paragraph">
      <loext:graphic-properties draw:fill="none"/>
      <style:text-properties fo:font-size="14.1000003814697pt" style:font-size-asian="14.1000003814697pt" style:font-size-complex="14.1000003814697pt"/>
    </style:style>
    <style:style style:name="P18" style:family="paragraph">
      <loext:graphic-properties draw:fill="none"/>
      <style:text-properties fo:font-size="10.6000003814697pt" style:font-size-asian="10.6000003814697pt" style:font-size-complex="10.6000003814697pt"/>
    </style:style>
    <style:style style:name="P19" style:family="paragraph">
      <loext:graphic-properties draw:fill="none"/>
      <style:text-properties fo:font-size="13.3999996185303pt" style:font-size-asian="13.3999996185303pt" style:font-size-complex="13.3999996185303pt"/>
    </style:style>
    <style:style style:name="P20" style:family="paragraph">
      <loext:graphic-properties draw:fill="none"/>
      <style:text-properties fo:font-size="8.5pt" style:font-size-asian="8.5pt" style:font-size-complex="8.5pt"/>
    </style:style>
    <style:style style:name="P21" style:family="paragraph">
      <loext:graphic-properties draw:fill="none"/>
      <style:paragraph-properties fo:text-align="start" style:writing-mode="lr-tb"/>
      <style:text-properties fo:font-size="6.30000019073486pt" style:font-size-asian="6.30000019073486pt" style:font-size-complex="6.30000019073486pt"/>
    </style:style>
    <style:style style:name="P22" style:family="paragraph">
      <loext:graphic-properties draw:fill="none"/>
      <style:text-properties fo:font-size="6.30000019073486pt" style:font-size-asian="6.30000019073486pt" style:font-size-complex="6.30000019073486pt"/>
    </style:style>
    <style:style style:name="P23" style:family="paragraph">
      <loext:graphic-properties draw:fill="none"/>
      <style:paragraph-properties fo:text-align="start" style:writing-mode="lr-tb"/>
      <style:text-properties fo:font-size="10.6000003814697pt" style:font-size-asian="10.6000003814697pt" style:font-size-complex="10.6000003814697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000000" style:font-name="CenturyGothic1" fo:font-size="11pt" style:font-size-asian="11pt" style:font-name-complex="CenturyGothic1" style:font-size-complex="11pt"/>
    </style:style>
    <style:style style:name="T7" style:family="text">
      <style:text-properties fo:color="#000000" style:font-name="CenturyGothic1" fo:font-size="11pt" fo:font-style="italic" style:font-size-asian="11pt" style:font-name-complex="CenturyGothic1" style:font-size-complex="11pt" style:font-style-complex="italic"/>
    </style:style>
    <style:style style:name="T8"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9" style:family="text">
      <style:text-properties fo:color="#000000" style:font-name="CenturyGothic1" fo:font-size="11pt" fo:font-weight="bold" style:font-size-asian="11pt" style:font-name-complex="CenturyGothic1" style:font-size-complex="11pt" style:font-weight-complex="bold"/>
    </style:style>
    <style:style style:name="T10" style:family="text">
      <style:text-properties fo:color="#000000" style:font-name="CourierNew1" fo:font-size="11pt" style:font-size-asian="11pt" style:font-name-complex="CourierNew1" style:font-size-complex="11pt"/>
    </style:style>
    <style:style style:name="T11"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2"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3"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4"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5" style:family="text">
      <style:text-properties fo:color="#000000" style:font-name="CenturyGothic1" fo:font-size="8.5pt" fo:font-style="italic" style:font-size-asian="8.5pt" style:font-name-complex="CenturyGothic1" style:font-size-complex="8.5pt" style:font-style-complex="italic"/>
    </style:style>
    <style:style style:name="T16" style:family="text">
      <style:text-properties fo:color="#000000" style:font-name="Courier1" fo:font-size="10.6000003814697pt" style:font-size-asian="10.6000003814697pt" style:font-name-complex="Courier1" style:font-size-complex="10.6000003814697pt"/>
    </style:style>
    <style:style style:name="T17" style:family="text">
      <style:text-properties fo:color="#000000" style:font-name="CenturyGothic1" fo:font-size="10.6000003814697pt" style:font-size-asian="10.6000003814697pt" style:font-name-complex="CenturyGothic1" style:font-size-complex="10.6000003814697pt"/>
    </style:style>
    <style:style style:name="T18" style:family="text">
      <style:text-properties fo:color="#000000" style:font-name="Symbol1" fo:font-size="10.6000003814697pt" style:font-size-asian="10.6000003814697pt" style:font-name-complex="Symbol1" style:font-size-complex="10.6000003814697pt"/>
    </style:style>
    <style:style style:name="T19"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20"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text:span><text:span text:style-name="T1">a</text:span><text:span text:style-name="T1">r</text:span><text:span text:style-name="T1">ş</text:span><text:span text:style-name="T1">ı</text:span><text:span text:style-name="T1">l</text:span><text:span text:style-name="T1">a</text:span><text:span text:style-name="T1">ş</text:span><text:span text:style-name="T1">t</text:span><text:span text:style-name="T1">ı</text:span><text:span text:style-name="T1">r</text:span><text:span text:style-name="T1">m</text:span><text:span text:style-name="T1">a</text:span></text:p>
          </draw:text-box>
        </draw:frame>
        <draw:frame draw:style-name="gr2" draw:text-style-name="P2" draw:layer="layout" svg:width="6.428cm" svg:height="0.987cm" svg:x="5.508cm" svg:y="22.646cm">
          <draw:text-box>
            <text:p text:style-name="P1"><text:span text:style-name="T1">F</text:span><text:span text:style-name="T1">o</text:span><text:span text:style-name="T1">n</text:span><text:span text:style-name="T1">k</text:span><text:span text:style-name="T1">s</text:span><text:span text:style-name="T1">i</text:span><text:span text:style-name="T1">y</text:span><text:span text:style-name="T1">o</text:span><text:span text:style-name="T1">n</text:span><text:span text:style-name="T1">l</text:span><text:span text:style-name="T1">a</text:span><text:span text:style-name="T1">r</text:span><text:span text:style-name="T1">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text:span><text:span text:style-name="T2">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025cm" svg:x="8.785cm" svg:y="15.75cm">
          <draw:text-box>
            <text:p text:style-name="P1"><text:span text:style-name="T3">“</text:span><text:span text:style-name="T3">b</text:span><text:span text:style-name="T3">a</text:span><text:span text:style-name="T3">h</text:span><text:span text:style-name="T3">ç</text:span><text:span text:style-name="T3">e</text:span><text:span text:style-name="T3">-</text:span><text:span text:style-name="T3">i</text:span><text:span text:style-name="T3">ç</text:span><text:span text:style-name="T3">i</text:span><text:span text:style-name="T3">n</text:span><text:span text:style-name="T3">d</text:span><text:span text:style-name="T3">e</text:span><text:span text:style-name="T3">-</text:span><text:span text:style-name="T3">m</text:span><text:span text:style-name="T3">i</text:span><text:span text:style-name="T3">?</text:span><text:span text:style-name="T3">”</text:span></text:p>
          </draw:text-box>
        </draw:frame>
        <draw:frame draw:style-name="gr11" draw:text-style-name="P11" draw:layer="layout" svg:width="0.451cm" svg:height="0.412cm" svg:x="10.619cm" svg:y="26.446cm">
          <draw:text-box>
            <text:p text:style-name="P1"><text:span text:style-name="T4">1</text:span><text:span text:style-name="T4">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3" draw:layer="layout" svg:width="3.042cm" svg:height="0.738cm" svg:x="1.906cm" svg:y="2.584cm">
          <draw:text-box>
            <text:p text:style-name="P1"><text:span text:style-name="T5">V</text:span><text:span text:style-name="T5">e</text:span><text:span text:style-name="T5"> </text:span><text:span text:style-name="T5">/ </text:span><text:span text:style-name="T5">V</text:span><text:span text:style-name="T5">e</text:span><text:span text:style-name="T5">y</text:span><text:span text:style-name="T5">a</text:span></text:p>
          </draw:text-box>
        </draw:frame>
        <draw:frame draw:style-name="gr14" draw:text-style-name="P14" draw:layer="layout" svg:width="0.387cm" svg:height="0.454cm" svg:x="3.176cm" svg:y="4.341cm">
          <draw:text-box>
            <text:p text:style-name="P1"><text:span text:style-name="T6">1</text:span><text:span text:style-name="T6">.</text:span></text:p>
          </draw:text-box>
        </draw:frame>
        <draw:frame draw:style-name="gr15" draw:text-style-name="P14" draw:layer="layout" svg:width="8.828cm" svg:height="0.454cm" svg:x="3.767cm" svg:y="4.329cm">
          <draw:text-box>
            <text:p text:style-name="P1"><text:span text:style-name="T6">İ</text:span><text:span text:style-name="T6">k</text:span><text:span text:style-name="T6">i </text:span><text:span text:style-name="T6">b</text:span><text:span text:style-name="T6">e</text:span><text:span text:style-name="T6">ş</text:span><text:span text:style-name="T6">t</text:span><text:span text:style-name="T6">e</text:span><text:span text:style-name="T6">n </text:span><text:span text:style-name="T6">k</text:span><text:span text:style-name="T6">ü</text:span><text:span text:style-name="T6">ç</text:span><text:span text:style-name="T6">ü</text:span><text:span text:style-name="T6">k</text:span><text:span text:style-name="T6">t</text:span><text:span text:style-name="T6">ü</text:span><text:span text:style-name="T6">r, </text:span><text:span text:style-name="T6">v</text:span><text:span text:style-name="T6">e </text:span><text:span text:style-name="T6">s</text:span><text:span text:style-name="T6">ıf</text:span><text:span text:style-name="T6">ır </text:span><text:span text:style-name="T6">a</text:span><text:span text:style-name="T6">lt</text:span><text:span text:style-name="T6">ı</text:span><text:span text:style-name="T6">y</text:span><text:span text:style-name="T6">a </text:span><text:span text:style-name="T6">e</text:span><text:span text:style-name="T6">ş</text:span><text:span text:style-name="T6">it</text:span><text:span text:style-name="T6">ti</text:span><text:span text:style-name="T6">r. </text:span></text:p>
          </draw:text-box>
        </draw:frame>
        <draw:frame draw:style-name="gr14" draw:text-style-name="P14" draw:layer="layout" svg:width="0.387cm" svg:height="0.454cm" svg:x="3.176cm" svg:y="15.3cm">
          <draw:text-box>
            <text:p text:style-name="P1"><text:span text:style-name="T6">2</text:span><text:span text:style-name="T6">.</text:span></text:p>
          </draw:text-box>
        </draw:frame>
        <draw:polygon draw:style-name="gr16"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7" draw:text-style-name="P14" draw:layer="layout" svg:width="8.52cm" svg:height="0.454cm" svg:x="3.711cm" svg:y="15.305cm">
          <draw:text-box>
            <text:p text:style-name="P1"><text:span text:style-name="T7">İ</text:span><text:span text:style-name="T7">k</text:span><text:span text:style-name="T7">i </text:span><text:span text:style-name="T7">d</text:span><text:span text:style-name="T7">ö</text:span><text:span text:style-name="T7">r</text:span><text:span text:style-name="T7">t</text:span><text:span text:style-name="T7">t</text:span><text:span text:style-name="T7">e</text:span><text:span text:style-name="T7">n </text:span><text:span text:style-name="T7">k</text:span><text:span text:style-name="T7">ü</text:span><text:span text:style-name="T7">ç</text:span><text:span text:style-name="T7">ü</text:span><text:span text:style-name="T7">k</text:span><text:span text:style-name="T7">t</text:span><text:span text:style-name="T7">ü</text:span><text:span text:style-name="T7">r, </text:span><text:span text:style-name="T7">v</text:span><text:span text:style-name="T7">e</text:span><text:span text:style-name="T7">y</text:span><text:span text:style-name="T7">a</text:span><text:span text:style-name="T6"> </text:span><text:span text:style-name="T6">d</text:span><text:span text:style-name="T6">ö</text:span><text:span text:style-name="T6">r</text:span><text:span text:style-name="T6">t </text:span><text:span text:style-name="T6">a</text:span><text:span text:style-name="T6">lt</text:span><text:span text:style-name="T6">ı</text:span><text:span text:style-name="T6">y</text:span><text:span text:style-name="T6">a </text:span><text:span text:style-name="T6">e</text:span><text:span text:style-name="T6">ş</text:span><text:span text:style-name="T6">it</text:span><text:span text:style-name="T6">ti</text:span><text:span text:style-name="T6">r.</text:span></text:p>
          </draw:text-box>
        </draw:frame>
        <draw:frame draw:style-name="gr18" draw:text-style-name="P15" draw:layer="layout" svg:width="18.184cm" svg:height="0.455cm" svg:x="1.904cm" svg:y="3.547cm">
          <draw:text-box>
            <text:p text:style-name="P1"><text:span text:style-name="T8">A</text:span><text:span text:style-name="T8">ş</text:span><text:span text:style-name="T8">a</text:span><text:span text:style-name="T8">ğ</text:span><text:span text:style-name="T8">ı</text:span><text:span text:style-name="T8">d</text:span><text:span text:style-name="T8">a</text:span><text:span text:style-name="T8">k</text:span><text:span text:style-name="T8">i </text:span><text:span text:style-name="T8">i</text:span><text:span text:style-name="T8">f</text:span><text:span text:style-name="T8">a</text:span><text:span text:style-name="T8">d</text:span><text:span text:style-name="T8">e</text:span><text:span text:style-name="T8">l</text:span><text:span text:style-name="T8">e</text:span><text:span text:style-name="T8">r </text:span><text:span text:style-name="T8">i</text:span><text:span text:style-name="T8">ç</text:span><text:span text:style-name="T8">i</text:span><text:span text:style-name="T8">n </text:span><text:span text:style-name="T8">d</text:span><text:span text:style-name="T8">e</text:span><text:span text:style-name="T8">ğ</text:span><text:span text:style-name="T8">e</text:span><text:span text:style-name="T8">r</text:span><text:span text:style-name="T8">l</text:span><text:span text:style-name="T8">e</text:span><text:span text:style-name="T8">n</text:span><text:span text:style-name="T8">d</text:span><text:span text:style-name="T8">i</text:span><text:span text:style-name="T8">r</text:span><text:span text:style-name="T8">m</text:span><text:span text:style-name="T8">e </text:span><text:span text:style-name="T8">ç</text:span><text:span text:style-name="T8">e</text:span><text:span text:style-name="T8">m</text:span><text:span text:style-name="T8">b</text:span><text:span text:style-name="T8">e</text:span><text:span text:style-name="T8">r</text:span><text:span text:style-name="T8">l</text:span><text:span text:style-name="T8">e</text:span><text:span text:style-name="T8">r</text:span><text:span text:style-name="T8">i</text:span><text:span text:style-name="T8">n</text:span><text:span text:style-name="T8">i </text:span><text:span text:style-name="T8">ç</text:span><text:span text:style-name="T8">i</text:span><text:span text:style-name="T8">z</text:span><text:span text:style-name="T8">i</text:span><text:span text:style-name="T8">n </text:span><text:span text:style-name="T8">v</text:span><text:span text:style-name="T8">e </text:span><text:span text:style-name="T8">o</text:span><text:span text:style-name="T8">n</text:span><text:span text:style-name="T8">l</text:span><text:span text:style-name="T8">a</text:span><text:span text:style-name="T8">r</text:span><text:span text:style-name="T8">ı </text:span><text:span text:style-name="T8">R</text:span><text:span text:style-name="T8">a</text:span><text:span text:style-name="T8">c</text:span><text:span text:style-name="T8">k</text:span><text:span text:style-name="T8">e</text:span><text:span text:style-name="T8">t</text:span><text:span text:style-name="T9">’</text:span><text:span text:style-name="T9">e </text:span><text:span text:style-name="T9">ç</text:span><text:span text:style-name="T9">e</text:span><text:span text:style-name="T9">v</text:span><text:span text:style-name="T9">i</text:span><text:span text:style-name="T9">r</text:span><text:span text:style-name="T9">i</text:span><text:span text:style-name="T9">n</text:span><text:span text:style-name="T9">.</text:span></text:p>
          </draw:text-box>
        </draw:frame>
        <draw:polygon draw:style-name="gr16"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3" draw:style-name="dp1" draw:master-page-name="master-page105">
        <draw:polygon draw:style-name="gr12" draw:text-style-name="P12" draw:layer="layout" svg:width="17.788cm" svg:height="0.78cm" svg:x="1.902cm" svg:y="2.534cm" svg:viewBox="0 0 17789 781" draw:points="0,0 17789,0 17789,781 0,781">
          <text:p/>
        </draw:polygon>
        <draw:frame draw:style-name="gr19" draw:text-style-name="P13" draw:layer="layout" svg:width="5.476cm" svg:height="0.738cm" svg:x="9.116cm" svg:y="2.584cm">
          <draw:text-box>
            <text:p text:style-name="P1"><text:span text:style-name="T5">T</text:span><text:span text:style-name="T5">a</text:span><text:span text:style-name="T5">s</text:span><text:span text:style-name="T5">a</text:span><text:span text:style-name="T5">r</text:span><text:span text:style-name="T5">ı</text:span><text:span text:style-name="T5">m</text:span><text:span text:style-name="T5"> </text:span><text:span text:style-name="T5">R</text:span><text:span text:style-name="T5">e</text:span><text:span text:style-name="T5">ç</text:span><text:span text:style-name="T5">e</text:span><text:span text:style-name="T5">t</text:span><text:span text:style-name="T5">e</text:span><text:span text:style-name="T5">s</text:span><text:span text:style-name="T5">i</text:span></text:p>
          </draw:text-box>
        </draw:frame>
        <draw:frame draw:style-name="gr20" draw:text-style-name="P14" draw:layer="layout" svg:width="18.066cm" svg:height="0.907cm" svg:x="2.314cm" svg:y="3.621cm">
          <draw:text-box>
            <text:p text:style-name="P1"><text:span text:style-name="T6">D</text:span><text:span text:style-name="T6">e</text:span><text:span text:style-name="T6">n</text:span><text:span text:style-name="T6">i</text:span><text:span text:style-name="T6">z </text:span><text:span text:style-name="T6">6</text:span><text:span text:style-name="T6">4</text:span><text:span text:style-name="T6">0 </text:span><text:span text:style-name="T6">x </text:span><text:span text:style-name="T6">4</text:span><text:span text:style-name="T6">8</text:span><text:span text:style-name="T6">0 </text:span><text:span text:style-name="T6">b</text:span><text:span text:style-name="T6">o</text:span><text:span text:style-name="T6">y</text:span><text:span text:style-name="T6">u</text:span><text:span text:style-name="T6">tl</text:span><text:span text:style-name="T6">a</text:span><text:span text:style-name="T6">rı</text:span><text:span text:style-name="T6">n</text:span><text:span text:style-name="T6">d</text:span><text:span text:style-name="T6">a </text:span><text:span text:style-name="T6">b</text:span><text:span text:style-name="T6">ir </text:span><text:span text:style-name="T6">b</text:span><text:span text:style-name="T6">a</text:span><text:span text:style-name="T6">h</text:span><text:span text:style-name="T6">ç</text:span><text:span text:style-name="T6">e</text:span><text:span text:style-name="T6">d</text:span><text:span text:style-name="T6">e</text:span><text:span text:style-name="T6">. </text:span><text:span text:style-name="T6">B</text:span><text:span text:style-name="T6">a</text:span><text:span text:style-name="T6">h</text:span><text:span text:style-name="T6">ç</text:span><text:span text:style-name="T6">e </text:span><text:span text:style-name="T6">d</text:span><text:span text:style-name="T6">ı</text:span><text:span text:style-name="T6">ş</text:span><text:span text:style-name="T6">ı</text:span><text:span text:style-name="T6">n</text:span><text:span text:style-name="T6">a </text:span><text:span text:style-name="T6">ç</text:span><text:span text:style-name="T6">ı</text:span><text:span text:style-name="T6">k</text:span><text:span text:style-name="T6">m</text:span><text:span text:style-name="T6">a</text:span><text:span text:style-name="T6">d</text:span><text:span text:style-name="T6">a</text:span><text:span text:style-name="T6">n </text:span><text:span text:style-name="T6">e</text:span><text:span text:style-name="T6">n </text:span><text:span text:style-name="T6">f</text:span><text:span text:style-name="T6">a</text:span><text:span text:style-name="T6">z</text:span><text:span text:style-name="T6">l</text:span><text:span text:style-name="T6">a </text:span><text:span text:style-name="T6">n</text:span><text:span text:style-name="T6">e </text:span><text:span text:style-name="T6">k</text:span><text:span text:style-name="T6">a</text:span><text:span text:style-name="T6">d</text:span><text:span text:style-name="T6">a</text:span><text:span text:style-name="T6">r </text:span></text:p>
            <text:p text:style-name="P1"><text:span text:style-name="T6">s</text:span><text:span text:style-name="T6">o</text:span><text:span text:style-name="T6">l</text:span><text:span text:style-name="T6">a </text:span><text:span text:style-name="T6">v</text:span><text:span text:style-name="T6">e </text:span><text:span text:style-name="T6">s</text:span><text:span text:style-name="T6">a</text:span><text:span text:style-name="T6">ğ</text:span><text:span text:style-name="T6">a </text:span><text:span text:style-name="T6">d</text:span><text:span text:style-name="T6">o</text:span><text:span text:style-name="T6">ğ</text:span><text:span text:style-name="T6">r</text:span><text:span text:style-name="T6">u </text:span><text:span text:style-name="T6">g</text:span><text:span text:style-name="T6">i</text:span><text:span text:style-name="T6">d</text:span><text:span text:style-name="T6">e</text:span><text:span text:style-name="T6">b</text:span><text:span text:style-name="T6">il</text:span><text:span text:style-name="T6">ir</text:span><text:span text:style-name="T6">?</text:span></text:p>
          </draw:text-box>
        </draw:frame>
        <draw:frame draw:style-name="gr14" draw:text-style-name="P14" draw:layer="layout" svg:width="0.387cm" svg:height="0.454cm" svg:x="2.541cm" svg:y="4.776cm">
          <draw:text-box>
            <text:p text:style-name="P1"><text:span text:style-name="T6">1</text:span><text:span text:style-name="T6">.</text:span></text:p>
          </draw:text-box>
        </draw:frame>
        <draw:frame draw:style-name="gr21" draw:text-style-name="P14" draw:layer="layout" svg:width="10.128cm" svg:height="0.454cm" svg:x="3.176cm" svg:y="4.776cm">
          <draw:text-box>
            <text:p text:style-name="P1"><text:span text:style-name="T6">S</text:span><text:span text:style-name="T6">o</text:span><text:span text:style-name="T6">l</text:span><text:span text:style-name="T6">a </text:span><text:span text:style-name="T6">d</text:span><text:span text:style-name="T6">o</text:span><text:span text:style-name="T6">ğ</text:span><text:span text:style-name="T6">r</text:span><text:span text:style-name="T6">u </text:span><text:span text:style-name="T6">g</text:span><text:span text:style-name="T6">ö</text:span><text:span text:style-name="T6">r</text:span><text:span text:style-name="T6">ü</text:span><text:span text:style-name="T6">l</text:span><text:span text:style-name="T6">ü</text:span><text:span text:style-name="T6">r </text:span><text:span text:style-name="T6">o</text:span><text:span text:style-name="T6">l</text:span><text:span text:style-name="T6">d</text:span><text:span text:style-name="T6">u</text:span><text:span text:style-name="T6">ğ</text:span><text:span text:style-name="T6">u </text:span><text:span text:style-name="T6">e</text:span><text:span text:style-name="T6">n </text:span><text:span text:style-name="T6">u</text:span><text:span text:style-name="T6">z</text:span><text:span text:style-name="T6">a</text:span><text:span text:style-name="T6">k </text:span><text:span text:style-name="T6">m</text:span><text:span text:style-name="T6">e</text:span><text:span text:style-name="T6">s</text:span><text:span text:style-name="T6">a</text:span><text:span text:style-name="T6">f</text:span><text:span text:style-name="T6">e</text:span><text:span text:style-name="T6">:</text:span></text:p>
          </draw:text-box>
        </draw:frame>
        <draw:frame draw:style-name="gr22" draw:text-style-name="P14" draw:layer="layout" svg:width="3.118cm" svg:height="0.454cm" svg:x="15.882cm" svg:y="4.776cm">
          <draw:text-box>
            <text:p text:style-name="P1"><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p>
          </draw:text-box>
        </draw:frame>
        <draw:frame draw:style-name="gr14" draw:text-style-name="P14" draw:layer="layout" svg:width="0.387cm" svg:height="0.454cm" svg:x="2.541cm" svg:y="6.205cm">
          <draw:text-box>
            <text:p text:style-name="P1"><text:span text:style-name="T6">2</text:span><text:span text:style-name="T6">.</text:span></text:p>
          </draw:text-box>
        </draw:frame>
        <draw:frame draw:style-name="gr23" draw:text-style-name="P14" draw:layer="layout" svg:width="10.403cm" svg:height="0.454cm" svg:x="3.176cm" svg:y="6.205cm">
          <draw:text-box>
            <text:p text:style-name="P1"><text:span text:style-name="T6">S</text:span><text:span text:style-name="T6">a</text:span><text:span text:style-name="T6">ğ</text:span><text:span text:style-name="T6">a </text:span><text:span text:style-name="T6">d</text:span><text:span text:style-name="T6">o</text:span><text:span text:style-name="T6">ğ</text:span><text:span text:style-name="T6">r</text:span><text:span text:style-name="T6">u </text:span><text:span text:style-name="T6">g</text:span><text:span text:style-name="T6">ö</text:span><text:span text:style-name="T6">r</text:span><text:span text:style-name="T6">ü</text:span><text:span text:style-name="T6">l</text:span><text:span text:style-name="T6">ü</text:span><text:span text:style-name="T6">r </text:span><text:span text:style-name="T6">o</text:span><text:span text:style-name="T6">l</text:span><text:span text:style-name="T6">d</text:span><text:span text:style-name="T6">u</text:span><text:span text:style-name="T6">ğ</text:span><text:span text:style-name="T6">u </text:span><text:span text:style-name="T6">e</text:span><text:span text:style-name="T6">n </text:span><text:span text:style-name="T6">u</text:span><text:span text:style-name="T6">z</text:span><text:span text:style-name="T6">a</text:span><text:span text:style-name="T6">k </text:span><text:span text:style-name="T6">m</text:span><text:span text:style-name="T6">e</text:span><text:span text:style-name="T6">s</text:span><text:span text:style-name="T6">a</text:span><text:span text:style-name="T6">f</text:span><text:span text:style-name="T6">e</text:span><text:span text:style-name="T6">:</text:span></text:p>
          </draw:text-box>
        </draw:frame>
        <draw:frame draw:style-name="gr22" draw:text-style-name="P14" draw:layer="layout" svg:width="3.118cm" svg:height="0.454cm" svg:x="14.612cm" svg:y="6.205cm">
          <draw:text-box>
            <text:p text:style-name="P1"><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span text:style-name="T6">_</text:span></text:p>
          </draw:text-box>
        </draw:frame>
        <draw:frame draw:style-name="gr14" draw:text-style-name="P14" draw:layer="layout" svg:width="0.387cm" svg:height="0.454cm" svg:x="2.541cm" svg:y="7.634cm">
          <draw:text-box>
            <text:p text:style-name="P1"><text:span text:style-name="T6">3</text:span><text:span text:style-name="T6">.</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4"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5"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6" draw:text-style-name="P14" draw:layer="layout" svg:width="15.758cm" svg:height="0.907cm" svg:x="3.176cm" svg:y="7.634cm">
          <draw:text-box>
            <text:p text:style-name="P1"><text:span text:style-name="T6">Y</text:span><text:span text:style-name="T6">u</text:span><text:span text:style-name="T6">k</text:span><text:span text:style-name="T6">a</text:span><text:span text:style-name="T6">rı</text:span><text:span text:style-name="T6">d</text:span><text:span text:style-name="T6">a </text:span><text:span text:style-name="T6">v</text:span><text:span text:style-name="T6">e</text:span><text:span text:style-name="T6">ri</text:span><text:span text:style-name="T6">l</text:span><text:span text:style-name="T6">e</text:span><text:span text:style-name="T6">n </text:span><text:span text:style-name="T6">h</text:span><text:span text:style-name="T6">e</text:span><text:span text:style-name="T6">r </text:span><text:span text:style-name="T6">i</text:span><text:span text:style-name="T6">k</text:span><text:span text:style-name="T6">i </text:span><text:span text:style-name="T6">if</text:span><text:span text:style-name="T6">a</text:span><text:span text:style-name="T6">d</text:span><text:span text:style-name="T6">e </text:span><text:span text:style-name="T6">i</text:span><text:span text:style-name="T6">ç</text:span><text:span text:style-name="T6">i</text:span><text:span text:style-name="T6">n </text:span><text:span text:style-name="T6">D</text:span><text:span text:style-name="T6">e</text:span><text:span text:style-name="T6">ğ</text:span><text:span text:style-name="T6">e</text:span><text:span text:style-name="T6">rl</text:span><text:span text:style-name="T6">e</text:span><text:span text:style-name="T6">n</text:span><text:span text:style-name="T6">d</text:span><text:span text:style-name="T6">ir</text:span><text:span text:style-name="T6">m</text:span><text:span text:style-name="T6">e </text:span><text:span text:style-name="T6">Ç</text:span><text:span text:style-name="T6">e</text:span><text:span text:style-name="T6">m</text:span><text:span text:style-name="T6">b</text:span><text:span text:style-name="T6">e</text:span><text:span text:style-name="T6">ri</text:span><text:span text:style-name="T6">'</text:span><text:span text:style-name="T6">n</text:span><text:span text:style-name="T6">i </text:span><text:span text:style-name="T6">a</text:span><text:span text:style-name="T6">ş</text:span><text:span text:style-name="T6">a</text:span><text:span text:style-name="T6">ğ</text:span><text:span text:style-name="T6">ı</text:span><text:span text:style-name="T6">d</text:span><text:span text:style-name="T6">a</text:span><text:span text:style-name="T6">k</text:span><text:span text:style-name="T6">i </text:span><text:span text:style-name="T6">d</text:span><text:span text:style-name="T6">a</text:span><text:span text:style-name="T6">ir</text:span><text:span text:style-name="T6">e</text:span><text:span text:style-name="T6">l</text:span><text:span text:style-name="T6">e</text:span><text:span text:style-name="T6">ri</text:span><text:span text:style-name="T6">n </text:span></text:p>
            <text:p text:style-name="P1"><text:span text:style-name="T6">i</text:span><text:span text:style-name="T6">ç</text:span><text:span text:style-name="T6">e</text:span><text:span text:style-name="T6">ri</text:span><text:span text:style-name="T6">s</text:span><text:span text:style-name="T6">i</text:span><text:span text:style-name="T6">n</text:span><text:span text:style-name="T6">e </text:span><text:span text:style-name="T6">ç</text:span><text:span text:style-name="T6">i</text:span><text:span text:style-name="T6">z</text:span><text:span text:style-name="T6">i</text:span><text:span text:style-name="T6">n</text:span><text:span text:style-name="T6">.</text:span></text:p>
          </draw:text-box>
        </draw:frame>
        <draw:frame draw:style-name="gr27" draw:text-style-name="P14" draw:layer="layout" svg:width="2.796cm" svg:height="0.446cm" svg:x="14.802cm" svg:y="4.668cm">
          <draw:text-box>
            <text:p text:style-name="P1"><text:span text:style-name="T10">(</text:span><text:span text:style-name="T10">&gt; </text:span><text:span text:style-name="T10"><text:s text:c="2"/></text:span><text:span text:style-name="T10">x </text:span><text:span text:style-name="T10"><text:s/></text:span><text:span text:style-name="T10">5</text:span><text:span text:style-name="T10">0</text:span><text:span text:style-name="T10">)</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3cm" svg:x="1.874cm" svg:y="12.178cm" svg:viewBox="0 0 17848 894" draw:points="0,0 17848,0 17848,894 0,894">
          <text:p/>
        </draw:polygon>
        <draw:frame draw:style-name="gr29" draw:text-style-name="P17" draw:layer="layout" svg:width="8.198cm" svg:height="0.581cm" svg:x="7.861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text:span><text:span text:style-name="T11">i</text:span><text:span text:style-name="T11">ç</text:span><text:span text:style-name="T11">i</text:span><text:span text:style-name="T11">n</text:span><text:span text:style-name="T11">d</text:span><text:span text:style-name="T11">e</text:span><text:span text:style-name="T11">-</text:span><text:span text:style-name="T11">s</text:span><text:span text:style-name="T11">o</text:span><text:span text:style-name="T11">l</text:span><text:span text:style-name="T11">?</text:span><text:span text:style-name="T11">”</text:span></text:p>
          </draw:text-box>
        </draw:frame>
        <draw:frame draw:style-name="gr30" draw:text-style-name="P18" draw:layer="layout" svg:width="18.294cm" svg:height="1.309cm" svg:x="2.122cm" svg:y="2.786cm">
          <draw:text-box>
            <text:p text:style-name="P1"><text:span text:style-name="T12">“</text:span><text:span text:style-name="T12">b</text:span><text:span text:style-name="T12">a</text:span><text:span text:style-name="T12">h</text:span><text:span text:style-name="T12">ç</text:span><text:span text:style-name="T12">e</text:span><text:span text:style-name="T12">-</text:span><text:span text:style-name="T12">i</text:span><text:span text:style-name="T12">ç</text:span><text:span text:style-name="T12">i</text:span><text:span text:style-name="T12">n</text:span><text:span text:style-name="T12">d</text:span><text:span text:style-name="T12">e</text:span><text:span text:style-name="T12">-</text:span><text:span text:style-name="T12">s</text:span><text:span text:style-name="T12">o</text:span><text:span text:style-name="T12">l?</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text:span><text:span text:style-name="T12">n</text:span><text:span text:style-name="T12">i </text:span><text:span text:style-name="T12">k</text:span><text:span text:style-name="T12">u</text:span><text:span text:style-name="T12">ll</text:span><text:span text:style-name="T12">a</text:span><text:span text:style-name="T12">n</text:span><text:span text:style-name="T12">ı</text:span><text:span text:style-name="T12">n</text:span><text:span text:style-name="T12">. </text:span><text:span text:style-name="T12">B</text:span><text:span text:style-name="T12">u </text:span><text:span text:style-name="T12">f</text:span><text:span text:style-name="T12">o</text:span><text:span text:style-name="T12">n</text:span><text:span text:style-name="T12">k</text:span><text:span text:style-name="T12">si</text:span><text:span text:style-name="T12">y</text:span><text:span text:style-name="T12">o</text:span><text:span text:style-name="T12">n </text:span><text:span text:style-name="T12">b</text:span><text:span text:style-name="T12">ir</text:span></text:p>
            <text:p text:style-name="P1"><text:span text:style-name="T12"><text:s/></text:span><text:span text:style-name="T12">x</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a</text:span><text:span text:style-name="T12">lı</text:span><text:span text:style-name="T12">r </text:span><text:span text:style-name="T12">v</text:span><text:span text:style-name="T12">e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 </text:span><text:span text:style-name="T12">s</text:span><text:span text:style-name="T12">o</text:span><text:span text:style-name="T12">l </text:span><text:span text:style-name="T12">t</text:span><text:span text:style-name="T12">a</text:span><text:span text:style-name="T12">r</text:span><text:span text:style-name="T12">a</text:span><text:span text:style-name="T12">ft</text:span><text:span text:style-name="T12">a</text:span><text:span text:style-name="T12">n </text:span><text:span text:style-name="T12">b</text:span><text:span text:style-name="T12">a</text:span><text:span text:style-name="T12">h</text:span><text:span text:style-name="T12">ç</text:span><text:span text:style-name="T12">e </text:span><text:span text:style-name="T12">i</text:span><text:span text:style-name="T12">ç</text:span><text:span text:style-name="T12">i</text:span><text:span text:style-name="T12">n</text:span><text:span text:style-name="T12">d</text:span><text:span text:style-name="T12">e </text:span><text:span text:style-name="T12">o</text:span><text:span text:style-name="T12">l</text:span><text:span text:style-name="T12">u</text:span><text:span text:style-name="T12">p </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k</text:span><text:span text:style-name="T12">o</text:span><text:span text:style-name="T12">n</text:span><text:span text:style-name="T12">tr</text:span><text:span text:style-name="T12">o</text:span><text:span text:style-name="T12">l </text:span><text:span text:style-name="T12">e</text:span><text:span text:style-name="T12">d</text:span><text:span text:style-name="T12">e</text:span><text:span text:style-name="T12">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0.908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0.908cm">
          <draw:text-box>
            <text:p text:style-name="P1"><text:span text:style-name="T16">)</text:span></text:p>
          </draw:text-box>
        </draw:frame>
        <draw:frame draw:style-name="gr39" draw:text-style-name="P19" draw:layer="layout" svg:width="2.622cm" svg:height="0.551cm" svg:x="2.023cm" svg:y="12.361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3.093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3.709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3.709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1"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42" draw:text-style-name="P22" draw:layer="layout" svg:width="0.908cm" svg:height="0.255cm" svg:x="16.946cm" svg:y="6.221cm">
          <draw:text-box>
            <text:p text:style-name="P1"><text:span text:style-name="T19">çık</text:span><text:span text:style-name="T19">tı(l</text:span><text:span text:style-name="T19">ar)</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polygon draw:style-name="gr12" draw:text-style-name="P12" draw:layer="layout" svg:width="9.915cm" svg:height="0.025cm" svg:x="9.162cm" svg:y="10.195cm" svg:viewBox="0 0 9916 26" draw:points="0,0 9916,0 9916,26 0,26">
          <text:p/>
        </draw:polygon>
        <draw:frame draw:style-name="gr44" draw:text-style-name="P22" draw:layer="layout" svg:width="3.033cm" svg:height="0.255cm" svg:x="13.624cm" svg:y="10.336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18"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2" draw:layer="layout" svg:width="1.598cm" svg:height="0.255cm" svg:x="4.738cm" svg:y="11.649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2" draw:layer="layout" svg:width="0.849cm" svg:height="0.255cm" svg:x="8.58cm" svg:y="11.649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13.624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5cm" svg:x="3.659cm" svg:y="14.31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12" draw:text-style-name="P12" draw:layer="layout" svg:width="3.297cm" svg:height="0.025cm" svg:x="7.104cm" svg:y="14.31cm" svg:viewBox="0 0 3298 26" draw:points="0,0 3298,0 3298,26 0,26">
          <text:p/>
        </draw:polygon>
        <draw:frame draw:style-name="gr41" draw:text-style-name="P22" draw:layer="layout" svg:width="1.598cm" svg:height="0.255cm" svg:x="4.515cm" svg:y="14.45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12" draw:text-style-name="P12" draw:layer="layout" svg:width="14.526cm" svg:height="0.025cm" svg:x="3.659cm" svg:y="15.624cm" svg:viewBox="0 0 14527 26" draw:points="0,0 14527,0 14527,26 0,26">
          <text:p/>
        </draw:polygon>
        <draw:frame draw:style-name="gr46" draw:text-style-name="P22" draw:layer="layout" svg:width="1.276cm" svg:height="0.255cm" svg:x="8.27cm" svg:y="14.451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5.764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frame draw:style-name="gr48" draw:text-style-name="P22" draw:layer="layout" svg:width="0.942cm" svg:height="0.255cm" svg:x="9.782cm" svg:y="6.221cm">
          <draw:text-box>
            <text:p text:style-name="P1"><text:span text:style-name="T19">gir</text:span><text:span text:style-name="T19">di(</text:span><text:span text:style-name="T19">ler</text:span><text:span text:style-name="T19">)</text:span></text:p>
          </draw:text-box>
        </draw:frame>
        <draw:frame draw:style-name="gr48" draw:text-style-name="P22" draw:layer="Layer5" svg:width="0.942cm" svg:height="0.255cm" svg:x="8.881cm" svg:y="10.322cm">
          <draw:text-box>
            <text:p text:style-name="P1"><text:span text:style-name="T19">gir</text:span><text:span text:style-name="T19">di(</text:span><text:span text:style-name="T19">ler</text:span><text:span text:style-name="T19">)</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3cm" svg:x="1.874cm" svg:y="12.178cm" svg:viewBox="0 0 17848 894" draw:points="0,0 17848,0 17848,894 0,894">
          <text:p/>
        </draw:polygon>
        <draw:frame draw:style-name="gr49" draw:text-style-name="P17" draw:layer="layout" svg:width="8.38cm" svg:height="0.581cm" svg:x="7.68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text:span><text:span text:style-name="T11">i</text:span><text:span text:style-name="T11">ç</text:span><text:span text:style-name="T11">i</text:span><text:span text:style-name="T11">n</text:span><text:span text:style-name="T11">d</text:span><text:span text:style-name="T11">e</text:span><text:span text:style-name="T11">-</text:span><text:span text:style-name="T11">s</text:span><text:span text:style-name="T11">a</text:span><text:span text:style-name="T11">ğ</text:span><text:span text:style-name="T11">?</text:span><text:span text:style-name="T11">”</text:span></text:p>
          </draw:text-box>
        </draw:frame>
        <draw:frame draw:style-name="gr50" draw:text-style-name="P18" draw:layer="layout" svg:width="18.43cm" svg:height="0.873cm" svg:x="2.122cm" svg:y="2.786cm">
          <draw:text-box>
            <text:p text:style-name="P1"><text:span text:style-name="T12">“</text:span><text:span text:style-name="T12">b</text:span><text:span text:style-name="T12">a</text:span><text:span text:style-name="T12">h</text:span><text:span text:style-name="T12">ç</text:span><text:span text:style-name="T12">e</text:span><text:span text:style-name="T12">-</text:span><text:span text:style-name="T12">i</text:span><text:span text:style-name="T12">ç</text:span><text:span text:style-name="T12">i</text:span><text:span text:style-name="T12">n</text:span><text:span text:style-name="T12">d</text:span><text:span text:style-name="T12">e</text:span><text:span text:style-name="T12">-</text:span><text:span text:style-name="T12">s</text:span><text:span text:style-name="T12">a</text:span><text:span text:style-name="T12">ğ</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text:span><text:span text:style-name="T12">n</text:span><text:span text:style-name="T12">i </text:span><text:span text:style-name="T12">k</text:span><text:span text:style-name="T12">u</text:span><text:span text:style-name="T12">ll</text:span><text:span text:style-name="T12">a</text:span><text:span text:style-name="T12">n</text:span><text:span text:style-name="T12">ı</text:span><text:span text:style-name="T12">n</text:span><text:span text:style-name="T12">. </text:span><text:span text:style-name="T12">B</text:span><text:span text:style-name="T12">u </text:span><text:span text:style-name="T12">f</text:span><text:span text:style-name="T12">o</text:span><text:span text:style-name="T12">n</text:span><text:span text:style-name="T12">k</text:span><text:span text:style-name="T12">si</text:span><text:span text:style-name="T12">y</text:span><text:span text:style-name="T12">o</text:span><text:span text:style-name="T12">n </text:span><text:span text:style-name="T12">b</text:span><text:span text:style-name="T12">ir</text:span></text:p>
            <text:p text:style-name="P1"><text:span text:style-name="T12"><text:s/></text:span><text:span text:style-name="T12">x</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a</text:span><text:span text:style-name="T12">lı</text:span><text:span text:style-name="T12">r </text:span><text:span text:style-name="T12">v</text:span><text:span text:style-name="T12">e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 </text:span><text:span text:style-name="T12">s</text:span><text:span text:style-name="T12">a</text:span><text:span text:style-name="T12">ğ </text:span><text:span text:style-name="T12">t</text:span><text:span text:style-name="T12">a</text:span><text:span text:style-name="T12">r</text:span><text:span text:style-name="T12">a</text:span><text:span text:style-name="T12">ft</text:span><text:span text:style-name="T12">a</text:span><text:span text:style-name="T12">n </text:span><text:span text:style-name="T12">b</text:span><text:span text:style-name="T12">a</text:span><text:span text:style-name="T12">h</text:span><text:span text:style-name="T12">ç</text:span><text:span text:style-name="T12">e </text:span><text:span text:style-name="T12">i</text:span><text:span text:style-name="T12">ç</text:span><text:span text:style-name="T12">i</text:span><text:span text:style-name="T12">n</text:span><text:span text:style-name="T12">d</text:span><text:span text:style-name="T12">e </text:span><text:span text:style-name="T12">o</text:span><text:span text:style-name="T12">l</text:span><text:span text:style-name="T12">u</text:span><text:span text:style-name="T12">p </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k</text:span><text:span text:style-name="T12">o</text:span><text:span text:style-name="T12">n</text:span><text:span text:style-name="T12">tr</text:span><text:span text:style-name="T12">o</text:span><text:span text:style-name="T12">l </text:span><text:span text:style-name="T12">e</text:span><text:span text:style-name="T12">d</text:span><text:span text:style-name="T12">e</text:span><text:span text:style-name="T12">r.</text:span><text:span text:style-name="T20"> </text:span></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0.908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0.908cm">
          <draw:text-box>
            <text:p text:style-name="P1"><text:span text:style-name="T16">)</text:span></text:p>
          </draw:text-box>
        </draw:frame>
        <draw:frame draw:style-name="gr39" draw:text-style-name="P19" draw:layer="layout" svg:width="2.622cm" svg:height="0.551cm" svg:x="2.023cm" svg:y="12.361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3.093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3.709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0.195cm" svg:viewBox="0 0 9916 26" draw:points="0,0 9916,0 9916,26 0,26">
          <text:p/>
        </draw:polygon>
        <draw:frame draw:style-name="gr44" draw:text-style-name="P22" draw:layer="layout" svg:width="3.033cm" svg:height="0.255cm" svg:x="13.624cm" svg:y="10.336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18"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2" draw:layer="layout" svg:width="1.598cm" svg:height="0.255cm" svg:x="4.738cm" svg:y="11.649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2" draw:layer="layout" svg:width="0.849cm" svg:height="0.255cm" svg:x="8.58cm" svg:y="11.649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13.624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5cm" svg:x="3.659cm" svg:y="14.31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2" draw:layer="layout" svg:width="1.598cm" svg:height="0.255cm" svg:x="4.515cm" svg:y="14.45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2" draw:layer="layout" svg:width="1.276cm" svg:height="0.255cm" svg:x="8.27cm" svg:y="14.451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5.764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frame draw:style-name="gr11" draw:text-style-name="P11" draw:layer="layout" svg:width="0.451cm" svg:height="0.412cm" svg:x="10.619cm" svg:y="26.446cm">
          <draw:text-box>
            <text:p text:style-name="P1"><text:span text:style-name="T4">2</text:span><text:span text:style-name="T4">1</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3cm" svg:x="1.874cm" svg:y="12.178cm" svg:viewBox="0 0 17848 894" draw:points="0,0 17848,0 17848,894 0,894">
          <text:p/>
        </draw:polygon>
        <draw:frame draw:style-name="gr53" draw:text-style-name="P17" draw:layer="layout" svg:width="8.134cm" svg:height="0.581cm" svg:x="7.68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text:span><text:span text:style-name="T11">i</text:span><text:span text:style-name="T11">ç</text:span><text:span text:style-name="T11">i</text:span><text:span text:style-name="T11">n</text:span><text:span text:style-name="T11">d</text:span><text:span text:style-name="T11">e</text:span><text:span text:style-name="T11">-</text:span><text:span text:style-name="T11">a</text:span><text:span text:style-name="T11">l</text:span><text:span text:style-name="T11">t</text:span><text:span text:style-name="T11">?</text:span><text:span text:style-name="T11">”</text:span></text:p>
          </draw:text-box>
        </draw:frame>
        <draw:frame draw:style-name="gr50" draw:text-style-name="P18" draw:layer="layout" svg:width="18.43cm" svg:height="0.873cm" svg:x="2.122cm" svg:y="2.786cm">
          <draw:text-box>
            <text:p text:style-name="P1"><text:span text:style-name="T12">“</text:span><text:span text:style-name="T12">b</text:span><text:span text:style-name="T12">a</text:span><text:span text:style-name="T12">h</text:span><text:span text:style-name="T12">ç</text:span><text:span text:style-name="T12">e</text:span><text:span text:style-name="T12">-</text:span><text:span text:style-name="T12">i</text:span><text:span text:style-name="T12">ç</text:span><text:span text:style-name="T12">i</text:span><text:span text:style-name="T12">n</text:span><text:span text:style-name="T12">d</text:span><text:span text:style-name="T12">e</text:span><text:span text:style-name="T12">-</text:span><text:span text:style-name="T12">a</text:span><text:span text:style-name="T12">lt</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text:span><text:span text:style-name="T12">n</text:span><text:span text:style-name="T12">i </text:span><text:span text:style-name="T12">k</text:span><text:span text:style-name="T12">u</text:span><text:span text:style-name="T12">ll</text:span><text:span text:style-name="T12">a</text:span><text:span text:style-name="T12">n</text:span><text:span text:style-name="T12">ı</text:span><text:span text:style-name="T12">n</text:span><text:span text:style-name="T12">. </text:span><text:span text:style-name="T12">B</text:span><text:span text:style-name="T12">u </text:span><text:span text:style-name="T12">f</text:span><text:span text:style-name="T12">o</text:span><text:span text:style-name="T12">n</text:span><text:span text:style-name="T12">k</text:span><text:span text:style-name="T12">si</text:span><text:span text:style-name="T12">y</text:span><text:span text:style-name="T12">o</text:span><text:span text:style-name="T12">n </text:span><text:span text:style-name="T12">b</text:span><text:span text:style-name="T12">ir</text:span></text:p>
            <text:p text:style-name="P1"><text:span text:style-name="T12"><text:s/></text:span><text:span text:style-name="T12">y</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a</text:span><text:span text:style-name="T12">lı</text:span><text:span text:style-name="T12">r </text:span><text:span text:style-name="T12">v</text:span><text:span text:style-name="T12">e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 </text:span><text:span text:style-name="T12">a</text:span><text:span text:style-name="T12">lt </text:span><text:span text:style-name="T12">t</text:span><text:span text:style-name="T12">a</text:span><text:span text:style-name="T12">r</text:span><text:span text:style-name="T12">a</text:span><text:span text:style-name="T12">ft</text:span><text:span text:style-name="T12">a</text:span><text:span text:style-name="T12">n </text:span><text:span text:style-name="T12">b</text:span><text:span text:style-name="T12">a</text:span><text:span text:style-name="T12">h</text:span><text:span text:style-name="T12">ç</text:span><text:span text:style-name="T12">e </text:span><text:span text:style-name="T12">i</text:span><text:span text:style-name="T12">ç</text:span><text:span text:style-name="T12">i</text:span><text:span text:style-name="T12">n</text:span><text:span text:style-name="T12">d</text:span><text:span text:style-name="T12">e </text:span><text:span text:style-name="T12">o</text:span><text:span text:style-name="T12">l</text:span><text:span text:style-name="T12">u</text:span><text:span text:style-name="T12">p </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k</text:span><text:span text:style-name="T12">o</text:span><text:span text:style-name="T12">n</text:span><text:span text:style-name="T12">tr</text:span><text:span text:style-name="T12">o</text:span><text:span text:style-name="T12">l </text:span><text:span text:style-name="T12">e</text:span><text:span text:style-name="T12">d</text:span><text:span text:style-name="T12">e</text:span><text:span text:style-name="T12">r.</text:span><text:span text:style-name="T20"> </text:span></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0.908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0.908cm">
          <draw:text-box>
            <text:p text:style-name="P1"><text:span text:style-name="T16">)</text:span></text:p>
          </draw:text-box>
        </draw:frame>
        <draw:frame draw:style-name="gr39" draw:text-style-name="P19" draw:layer="layout" svg:width="2.622cm" svg:height="0.551cm" svg:x="2.023cm" svg:y="12.361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3.093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3.709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0.195cm" svg:viewBox="0 0 9916 26" draw:points="0,0 9916,0 9916,26 0,26">
          <text:p/>
        </draw:polygon>
        <draw:frame draw:style-name="gr44" draw:text-style-name="P22" draw:layer="layout" svg:width="3.033cm" svg:height="0.255cm" svg:x="13.624cm" svg:y="10.336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18"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2" draw:layer="layout" svg:width="1.598cm" svg:height="0.255cm" svg:x="4.738cm" svg:y="11.649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2" draw:layer="layout" svg:width="0.849cm" svg:height="0.255cm" svg:x="8.58cm" svg:y="11.649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13.624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5cm" svg:x="3.659cm" svg:y="14.31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2" draw:layer="layout" svg:width="1.598cm" svg:height="0.255cm" svg:x="4.515cm" svg:y="14.45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2" draw:layer="layout" svg:width="1.276cm" svg:height="0.255cm" svg:x="8.27cm" svg:y="14.451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5.764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3cm" svg:x="1.874cm" svg:y="12.178cm" svg:viewBox="0 0 17848 894" draw:points="0,0 17848,0 17848,894 0,894">
          <text:p/>
        </draw:polygon>
        <draw:frame draw:style-name="gr54" draw:text-style-name="P17" draw:layer="layout" svg:width="8.278cm" svg:height="0.581cm" svg:x="7.68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text:span><text:span text:style-name="T11">i</text:span><text:span text:style-name="T11">ç</text:span><text:span text:style-name="T11">i</text:span><text:span text:style-name="T11">n</text:span><text:span text:style-name="T11">d</text:span><text:span text:style-name="T11">e</text:span><text:span text:style-name="T11">-</text:span><text:span text:style-name="T11">ü</text:span><text:span text:style-name="T11">s</text:span><text:span text:style-name="T11">t</text:span><text:span text:style-name="T11">?</text:span><text:span text:style-name="T11">”</text:span></text:p>
          </draw:text-box>
        </draw:frame>
        <draw:frame draw:style-name="gr50" draw:text-style-name="P18" draw:layer="layout" svg:width="18.43cm" svg:height="0.873cm" svg:x="2.122cm" svg:y="2.786cm">
          <draw:text-box>
            <text:p text:style-name="P1"><text:span text:style-name="T12">“</text:span><text:span text:style-name="T12">b</text:span><text:span text:style-name="T12">a</text:span><text:span text:style-name="T12">h</text:span><text:span text:style-name="T12">ç</text:span><text:span text:style-name="T12">e</text:span><text:span text:style-name="T12">-</text:span><text:span text:style-name="T12">i</text:span><text:span text:style-name="T12">ç</text:span><text:span text:style-name="T12">i</text:span><text:span text:style-name="T12">n</text:span><text:span text:style-name="T12">d</text:span><text:span text:style-name="T12">e</text:span><text:span text:style-name="T12">-</text:span><text:span text:style-name="T12">ü</text:span><text:span text:style-name="T12">s</text:span><text:span text:style-name="T12">t</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text:span><text:span text:style-name="T12">n</text:span><text:span text:style-name="T12">i </text:span><text:span text:style-name="T12">k</text:span><text:span text:style-name="T12">u</text:span><text:span text:style-name="T12">ll</text:span><text:span text:style-name="T12">a</text:span><text:span text:style-name="T12">n</text:span><text:span text:style-name="T12">ı</text:span><text:span text:style-name="T12">n</text:span><text:span text:style-name="T12">. </text:span><text:span text:style-name="T12">B</text:span><text:span text:style-name="T12">u </text:span><text:span text:style-name="T12">f</text:span><text:span text:style-name="T12">o</text:span><text:span text:style-name="T12">n</text:span><text:span text:style-name="T12">k</text:span><text:span text:style-name="T12">si</text:span><text:span text:style-name="T12">y</text:span><text:span text:style-name="T12">o</text:span><text:span text:style-name="T12">n </text:span><text:span text:style-name="T12">b</text:span><text:span text:style-name="T12">ir</text:span></text:p>
            <text:p text:style-name="P1"><text:span text:style-name="T12"><text:s/></text:span><text:span text:style-name="T12">y</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a</text:span><text:span text:style-name="T12">lı</text:span><text:span text:style-name="T12">r </text:span><text:span text:style-name="T12">v</text:span><text:span text:style-name="T12">e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 </text:span><text:span text:style-name="T12">ü</text:span><text:span text:style-name="T12">s</text:span><text:span text:style-name="T12">t </text:span><text:span text:style-name="T12">t</text:span><text:span text:style-name="T12">a</text:span><text:span text:style-name="T12">r</text:span><text:span text:style-name="T12">a</text:span><text:span text:style-name="T12">ft</text:span><text:span text:style-name="T12">a</text:span><text:span text:style-name="T12">n </text:span><text:span text:style-name="T12">b</text:span><text:span text:style-name="T12">a</text:span><text:span text:style-name="T12">h</text:span><text:span text:style-name="T12">ç</text:span><text:span text:style-name="T12">e </text:span><text:span text:style-name="T12">i</text:span><text:span text:style-name="T12">ç</text:span><text:span text:style-name="T12">i</text:span><text:span text:style-name="T12">n</text:span><text:span text:style-name="T12">d</text:span><text:span text:style-name="T12">e </text:span><text:span text:style-name="T12">o</text:span><text:span text:style-name="T12">l</text:span><text:span text:style-name="T12">u</text:span><text:span text:style-name="T12">p </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k</text:span><text:span text:style-name="T12">o</text:span><text:span text:style-name="T12">n</text:span><text:span text:style-name="T12">tr</text:span><text:span text:style-name="T12">o</text:span><text:span text:style-name="T12">l </text:span><text:span text:style-name="T12">e</text:span><text:span text:style-name="T12">d</text:span><text:span text:style-name="T12">e</text:span><text:span text:style-name="T12">r.</text:span><text:span text:style-name="T20"> </text:span></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0.908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0.908cm">
          <draw:text-box>
            <text:p text:style-name="P1"><text:span text:style-name="T16">)</text:span></text:p>
          </draw:text-box>
        </draw:frame>
        <draw:frame draw:style-name="gr39" draw:text-style-name="P19" draw:layer="layout" svg:width="2.622cm" svg:height="0.551cm" svg:x="2.023cm" svg:y="12.361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3.093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3.709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0.195cm" svg:viewBox="0 0 9916 26" draw:points="0,0 9916,0 9916,26 0,26">
          <text:p/>
        </draw:polygon>
        <draw:frame draw:style-name="gr44" draw:text-style-name="P22" draw:layer="layout" svg:width="3.033cm" svg:height="0.255cm" svg:x="13.624cm" svg:y="10.336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18"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2" draw:layer="layout" svg:width="1.598cm" svg:height="0.255cm" svg:x="4.738cm" svg:y="11.649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2" draw:layer="layout" svg:width="0.849cm" svg:height="0.255cm" svg:x="8.58cm" svg:y="11.649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13.624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5cm" svg:x="3.659cm" svg:y="14.31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2" draw:layer="layout" svg:width="1.598cm" svg:height="0.255cm" svg:x="4.515cm" svg:y="14.45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2" draw:layer="layout" svg:width="1.276cm" svg:height="0.255cm" svg:x="8.27cm" svg:y="14.451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5.764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3cm" svg:x="1.874cm" svg:y="12.178cm" svg:viewBox="0 0 17848 894" draw:points="0,0 17848,0 17848,894 0,894">
          <text:p/>
        </draw:polygon>
        <draw:frame draw:style-name="gr55" draw:text-style-name="P17" draw:layer="layout" svg:width="8.079cm" svg:height="0.581cm" svg:x="7.68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text:span><text:span text:style-name="T11">i</text:span><text:span text:style-name="T11">ç</text:span><text:span text:style-name="T11">i</text:span><text:span text:style-name="T11">n</text:span><text:span text:style-name="T11">d</text:span><text:span text:style-name="T11">e</text:span><text:span text:style-name="T11">-</text:span><text:span text:style-name="T11">m</text:span><text:span text:style-name="T11">i</text:span><text:span text:style-name="T11">?</text:span><text:span text:style-name="T11">”</text:span></text:p>
          </draw:text-box>
        </draw:frame>
        <draw:frame draw:style-name="gr50" draw:text-style-name="P18" draw:layer="layout" svg:width="18.43cm" svg:height="0.873cm" svg:x="2.122cm" svg:y="2.786cm">
          <draw:text-box>
            <text:p text:style-name="P1"><text:span text:style-name="T12">“</text:span><text:span text:style-name="T12">b</text:span><text:span text:style-name="T12">a</text:span><text:span text:style-name="T12">h</text:span><text:span text:style-name="T12">ç</text:span><text:span text:style-name="T12">e</text:span><text:span text:style-name="T12">-</text:span><text:span text:style-name="T12">i</text:span><text:span text:style-name="T12">ç</text:span><text:span text:style-name="T12">i</text:span><text:span text:style-name="T12">n</text:span><text:span text:style-name="T12">d</text:span><text:span text:style-name="T12">e</text:span><text:span text:style-name="T12">-</text:span><text:span text:style-name="T12">m</text:span><text:span text:style-name="T12">i?</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text:span><text:span text:style-name="T12">n</text:span><text:span text:style-name="T12">i </text:span><text:span text:style-name="T12">k</text:span><text:span text:style-name="T12">u</text:span><text:span text:style-name="T12">ll</text:span><text:span text:style-name="T12">a</text:span><text:span text:style-name="T12">n</text:span><text:span text:style-name="T12">ı</text:span><text:span text:style-name="T12">n</text:span><text:span text:style-name="T12">. </text:span><text:span text:style-name="T12">B</text:span><text:span text:style-name="T12">u </text:span><text:span text:style-name="T12">f</text:span><text:span text:style-name="T12">o</text:span><text:span text:style-name="T12">n</text:span><text:span text:style-name="T12">k</text:span><text:span text:style-name="T12">si</text:span><text:span text:style-name="T12">y</text:span><text:span text:style-name="T12">o</text:span><text:span text:style-name="T12">n </text:span><text:span text:style-name="T12">b</text:span></text:p>
            <text:p text:style-name="P1"><text:span text:style-name="T12"><text:s/></text:span><text:span text:style-name="T12">y</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v</text:span><text:span text:style-name="T12">e </text:span><text:span text:style-name="T12">y</text:span><text:span text:style-name="T12">-</text:span><text:span text:style-name="T12">k</text:span><text:span text:style-name="T12">o</text:span><text:span text:style-name="T12">o</text:span><text:span text:style-name="T12">r</text:span><text:span text:style-name="T12">d</text:span><text:span text:style-name="T12">i</text:span><text:span text:style-name="T12">n</text:span><text:span text:style-name="T12">a</text:span><text:span text:style-name="T12">tı </text:span><text:span text:style-name="T12">a</text:span><text:span text:style-name="T12">lı</text:span><text:span text:style-name="T12">r </text:span><text:span text:style-name="T12">v</text:span><text:span text:style-name="T12">e </text:span><text:span text:style-name="T12">k</text:span><text:span text:style-name="T12">e</text:span><text:span text:style-name="T12">l</text:span><text:span text:style-name="T12">e</text:span><text:span text:style-name="T12">b</text:span><text:span text:style-name="T12">e</text:span><text:span text:style-name="T12">ğ</text:span><text:span text:style-name="T12">i</text:span><text:span text:style-name="T12">n </text:span><text:span text:style-name="T12">b</text:span><text:span text:style-name="T12">a</text:span><text:span text:style-name="T12">h</text:span><text:span text:style-name="T12">ç</text:span><text:span text:style-name="T12">e </text:span><text:span text:style-name="T12">i</text:span><text:span text:style-name="T12">ç</text:span><text:span text:style-name="T12">i</text:span><text:span text:style-name="T12">n</text:span><text:span text:style-name="T12">d</text:span><text:span text:style-name="T12">e </text:span><text:span text:style-name="T12">o</text:span><text:span text:style-name="T12">l</text:span><text:span text:style-name="T12">u</text:span><text:span text:style-name="T12">p </text:span><text:span text:style-name="T12">o</text:span><text:span text:style-name="T12">l</text:span><text:span text:style-name="T12">m</text:span><text:span text:style-name="T12">a</text:span><text:span text:style-name="T12">d</text:span><text:span text:style-name="T12">ı</text:span><text:span text:style-name="T12">ğ</text:span><text:span text:style-name="T12">ı</text:span><text:span text:style-name="T12">n</text:span><text:span text:style-name="T12">ı </text:span><text:span text:style-name="T12">k</text:span><text:span text:style-name="T12">o</text:span><text:span text:style-name="T12">n</text:span><text:span text:style-name="T12">tr</text:span><text:span text:style-name="T12">o</text:span><text:span text:style-name="T12">l </text:span><text:span text:style-name="T12">e</text:span><text:span text:style-name="T12">d</text:span><text:span text:style-name="T12">e</text:span><text:span text:style-name="T12">r.</text:span><text:span text:style-name="T20"> </text:span></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0.908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0.908cm">
          <draw:text-box>
            <text:p text:style-name="P1"><text:span text:style-name="T16">)</text:span></text:p>
          </draw:text-box>
        </draw:frame>
        <draw:frame draw:style-name="gr39" draw:text-style-name="P19" draw:layer="layout" svg:width="2.622cm" svg:height="0.551cm" svg:x="2.023cm" svg:y="12.361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3.093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3.709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0.195cm" svg:viewBox="0 0 9916 26" draw:points="0,0 9916,0 9916,26 0,26">
          <text:p/>
        </draw:polygon>
        <draw:frame draw:style-name="gr44" draw:text-style-name="P22" draw:layer="layout" svg:width="3.033cm" svg:height="0.255cm" svg:x="13.624cm" svg:y="10.336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18"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2" draw:layer="layout" svg:width="1.598cm" svg:height="0.255cm" svg:x="4.738cm" svg:y="11.649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2" draw:layer="layout" svg:width="0.849cm" svg:height="0.255cm" svg:x="8.58cm" svg:y="11.649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13.624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5cm" svg:x="3.659cm" svg:y="14.31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2" draw:layer="layout" svg:width="1.598cm" svg:height="0.255cm" svg:x="4.515cm" svg:y="14.45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2" draw:layer="layout" svg:width="1.276cm" svg:height="0.255cm" svg:x="8.27cm" svg:y="14.451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5.764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56" draw:text-style-name="P17" draw:layer="layout" svg:width="7.19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b</text:span><text:span text:style-name="T11">a</text:span><text:span text:style-name="T11">h</text:span><text:span text:style-name="T11">ç</text:span><text:span text:style-name="T11">e</text:span><text:span text:style-name="T11">d</text:span><text:span text:style-name="T11">e</text:span><text:span text:style-name="T11">-</text:span><text:span text:style-name="T11">m</text:span><text:span text:style-name="T11">i</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b</text:span><text:span text:style-name="T12">a</text:span><text:span text:style-name="T12">h</text:span><text:span text:style-name="T12">ç</text:span><text:span text:style-name="T12">e</text:span><text:span text:style-name="T12">d</text:span><text:span text:style-name="T12">e</text:span><text:span text:style-name="T12">-</text:span><text:span text:style-name="T12">m</text:span><text:span text:style-name="T12">i?</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b</text:span><text:span text:style-name="T13">ir </text:span><text:span text:style-name="T13">x</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v</text:span><text:span text:style-name="T13">e </text:span><text:span text:style-name="T13">b</text:span><text:span text:style-name="T13">ir </text:span><text:span text:style-name="T13">y</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text:s/></text:span><text:span text:style-name="T13">b</text:span><text:span text:style-name="T13">a</text:span><text:span text:style-name="T13">h</text:span><text:span text:style-name="T13">ç</text:span><text:span text:style-name="T13">e </text:span><text:span text:style-name="T13">i</text:span><text:span text:style-name="T13">ç</text:span><text:span text:style-name="T13">i</text:span><text:span text:style-name="T13">n</text:span><text:span text:style-name="T13">d</text:span><text:span text:style-name="T13">e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ı</text:span><text:span text:style-name="T13">ıı</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frame draw:style-name="gr11" draw:text-style-name="P11" draw:layer="layout" svg:width="0.451cm" svg:height="0.412cm" svg:x="10.619cm" svg:y="26.446cm">
          <draw:text-box>
            <text:p text:style-name="P1"><text:span text:style-name="T4">2</text:span><text:span text:style-name="T4">3</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58" draw:text-style-name="P17" draw:layer="layout" svg:width="8.244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k</text:span><text:span text:style-name="T11">u</text:span><text:span text:style-name="T11">y</text:span><text:span text:style-name="T11">u</text:span><text:span text:style-name="T11">-</text:span><text:span text:style-name="T11">d</text:span><text:span text:style-name="T11">ı</text:span><text:span text:style-name="T11">ş</text:span><text:span text:style-name="T11">ı</text:span><text:span text:style-name="T11">n</text:span><text:span text:style-name="T11">d</text:span><text:span text:style-name="T11">a</text:span><text:span text:style-name="T11">-</text:span><text:span text:style-name="T11">s</text:span><text:span text:style-name="T11">o</text:span><text:span text:style-name="T11">l</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k</text:span><text:span text:style-name="T12">u</text:span><text:span text:style-name="T12">y</text:span><text:span text:style-name="T12">u</text:span><text:span text:style-name="T12">-</text:span><text:span text:style-name="T12">d</text:span><text:span text:style-name="T12">ış</text:span><text:span text:style-name="T12">ı</text:span><text:span text:style-name="T12">n</text:span><text:span text:style-name="T12">d</text:span><text:span text:style-name="T12">a</text:span><text:span text:style-name="T12">-</text:span><text:span text:style-name="T12">s</text:span><text:span text:style-name="T12">o</text:span><text:span text:style-name="T12">l?</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b</text:span><text:span text:style-name="T13">ir </text:span><text:span text:style-name="T13">x</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s</text:span><text:span text:style-name="T13">o</text:span><text:span text:style-name="T13">l</text:span><text:span text:style-name="T13">d</text:span><text:span text:style-name="T13">a</text:span><text:span text:style-name="T13">n </text:span><text:span text:style-name="T13">k</text:span><text:span text:style-name="T13">u</text:span><text:span text:style-name="T13">y</text:span><text:span text:style-name="T13">u </text:span><text:span text:style-name="T13">d</text:span><text:span text:style-name="T13">ış</text:span><text:span text:style-name="T13">ı</text:span><text:span text:style-name="T13">n</text:span><text:span text:style-name="T13">d</text:span><text:span text:style-name="T13">a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59" draw:text-style-name="P17" draw:layer="layout" svg:width="8.426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k</text:span><text:span text:style-name="T11">u</text:span><text:span text:style-name="T11">y</text:span><text:span text:style-name="T11">u</text:span><text:span text:style-name="T11">-</text:span><text:span text:style-name="T11">d</text:span><text:span text:style-name="T11">ı</text:span><text:span text:style-name="T11">ş</text:span><text:span text:style-name="T11">ı</text:span><text:span text:style-name="T11">n</text:span><text:span text:style-name="T11">d</text:span><text:span text:style-name="T11">a</text:span><text:span text:style-name="T11">-</text:span><text:span text:style-name="T11">s</text:span><text:span text:style-name="T11">a</text:span><text:span text:style-name="T11">ğ</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k</text:span><text:span text:style-name="T12">u</text:span><text:span text:style-name="T12">y</text:span><text:span text:style-name="T12">u</text:span><text:span text:style-name="T12">-</text:span><text:span text:style-name="T12">d</text:span><text:span text:style-name="T12">ış</text:span><text:span text:style-name="T12">ı</text:span><text:span text:style-name="T12">n</text:span><text:span text:style-name="T12">d</text:span><text:span text:style-name="T12">a</text:span><text:span text:style-name="T12">-</text:span><text:span text:style-name="T12">s</text:span><text:span text:style-name="T12">a</text:span><text:span text:style-name="T12">ğ</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b</text:span><text:span text:style-name="T13">ir </text:span><text:span text:style-name="T13">x</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s</text:span><text:span text:style-name="T13">a</text:span><text:span text:style-name="T13">ğ</text:span><text:span text:style-name="T13">d</text:span><text:span text:style-name="T13">a</text:span><text:span text:style-name="T13">n </text:span><text:span text:style-name="T13">k</text:span><text:span text:style-name="T13">u</text:span><text:span text:style-name="T13">y</text:span><text:span text:style-name="T13">u </text:span><text:span text:style-name="T13">d</text:span><text:span text:style-name="T13">ış</text:span><text:span text:style-name="T13">ı</text:span><text:span text:style-name="T13">n</text:span><text:span text:style-name="T13">d</text:span><text:span text:style-name="T13">a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60" draw:text-style-name="P17" draw:layer="layout" svg:width="8.181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k</text:span><text:span text:style-name="T11">u</text:span><text:span text:style-name="T11">y</text:span><text:span text:style-name="T11">u</text:span><text:span text:style-name="T11">-</text:span><text:span text:style-name="T11">d</text:span><text:span text:style-name="T11">ı</text:span><text:span text:style-name="T11">ş</text:span><text:span text:style-name="T11">ı</text:span><text:span text:style-name="T11">n</text:span><text:span text:style-name="T11">d</text:span><text:span text:style-name="T11">a</text:span><text:span text:style-name="T11">-</text:span><text:span text:style-name="T11">a</text:span><text:span text:style-name="T11">l</text:span><text:span text:style-name="T11">t</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k</text:span><text:span text:style-name="T12">u</text:span><text:span text:style-name="T12">y</text:span><text:span text:style-name="T12">u</text:span><text:span text:style-name="T12">-</text:span><text:span text:style-name="T12">d</text:span><text:span text:style-name="T12">ış</text:span><text:span text:style-name="T12">ı</text:span><text:span text:style-name="T12">n</text:span><text:span text:style-name="T12">d</text:span><text:span text:style-name="T12">a</text:span><text:span text:style-name="T12">-</text:span><text:span text:style-name="T12">a</text:span><text:span text:style-name="T12">lt</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b</text:span><text:span text:style-name="T13">ir </text:span><text:span text:style-name="T13">y</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a</text:span><text:span text:style-name="T13">lt</text:span><text:span text:style-name="T13">t</text:span><text:span text:style-name="T13">a</text:span><text:span text:style-name="T13">n </text:span><text:span text:style-name="T13">k</text:span><text:span text:style-name="T13">u</text:span><text:span text:style-name="T13">y</text:span><text:span text:style-name="T13">u </text:span><text:span text:style-name="T13">d</text:span><text:span text:style-name="T13">ış</text:span><text:span text:style-name="T13">ı</text:span><text:span text:style-name="T13">n</text:span><text:span text:style-name="T13">d</text:span><text:span text:style-name="T13">a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61" draw:text-style-name="P17" draw:layer="layout" svg:width="8.325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k</text:span><text:span text:style-name="T11">u</text:span><text:span text:style-name="T11">y</text:span><text:span text:style-name="T11">u</text:span><text:span text:style-name="T11">-</text:span><text:span text:style-name="T11">d</text:span><text:span text:style-name="T11">ı</text:span><text:span text:style-name="T11">ş</text:span><text:span text:style-name="T11">ı</text:span><text:span text:style-name="T11">n</text:span><text:span text:style-name="T11">d</text:span><text:span text:style-name="T11">a</text:span><text:span text:style-name="T11">-</text:span><text:span text:style-name="T11">ü</text:span><text:span text:style-name="T11">s</text:span><text:span text:style-name="T11">t</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k</text:span><text:span text:style-name="T12">u</text:span><text:span text:style-name="T12">y</text:span><text:span text:style-name="T12">u</text:span><text:span text:style-name="T12">-</text:span><text:span text:style-name="T12">d</text:span><text:span text:style-name="T12">ış</text:span><text:span text:style-name="T12">ı</text:span><text:span text:style-name="T12">n</text:span><text:span text:style-name="T12">d</text:span><text:span text:style-name="T12">a</text:span><text:span text:style-name="T12">-</text:span><text:span text:style-name="T12">ü</text:span><text:span text:style-name="T12">s</text:span><text:span text:style-name="T12">t</text:span><text:span text:style-name="T12">?</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b</text:span><text:span text:style-name="T13">ir </text:span><text:span text:style-name="T13">y</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ü</text:span><text:span text:style-name="T13">s</text:span><text:span text:style-name="T13">tt</text:span><text:span text:style-name="T13">e</text:span><text:span text:style-name="T13">n </text:span><text:span text:style-name="T13">k</text:span><text:span text:style-name="T13">u</text:span><text:span text:style-name="T13">y</text:span><text:span text:style-name="T13">u </text:span><text:span text:style-name="T13">d</text:span><text:span text:style-name="T13">ış</text:span><text:span text:style-name="T13">ı</text:span><text:span text:style-name="T13">n</text:span><text:span text:style-name="T13">d</text:span><text:span text:style-name="T13">a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62" draw:text-style-name="P17" draw:layer="layout" svg:width="8.126cm" svg:height="0.581cm" svg:x="7.7cm" svg:y="1.68cm">
          <draw:text-box>
            <text:p text:style-name="P1"><text:span text:style-name="T11">P</text:span><text:span text:style-name="T11">r</text:span><text:span text:style-name="T11">o</text:span><text:span text:style-name="T11">b</text:span><text:span text:style-name="T11">l</text:span><text:span text:style-name="T11">e</text:span><text:span text:style-name="T11">m</text:span><text:span text:style-name="T11">: </text:span><text:span text:style-name="T11">“</text:span><text:span text:style-name="T11">k</text:span><text:span text:style-name="T11">u</text:span><text:span text:style-name="T11">y</text:span><text:span text:style-name="T11">u</text:span><text:span text:style-name="T11">-</text:span><text:span text:style-name="T11">d</text:span><text:span text:style-name="T11">ı</text:span><text:span text:style-name="T11">ş</text:span><text:span text:style-name="T11">ı</text:span><text:span text:style-name="T11">n</text:span><text:span text:style-name="T11">d</text:span><text:span text:style-name="T11">a</text:span><text:span text:style-name="T11">-</text:span><text:span text:style-name="T11">m</text:span><text:span text:style-name="T11">ı</text:span><text:span text:style-name="T11">?</text:span><text:span text:style-name="T11">”</text:span></text:p>
          </draw:text-box>
        </draw:frame>
        <draw:frame draw:style-name="gr57" draw:text-style-name="P23" draw:layer="layout" svg:width="17.938cm" svg:height="1.309cm" svg:x="2.023cm" svg:y="2.589cm">
          <draw:text-box>
            <text:p text:style-name="P1"><text:span text:style-name="T12">“</text:span><text:span text:style-name="T12">k</text:span><text:span text:style-name="T12">u</text:span><text:span text:style-name="T12">y</text:span><text:span text:style-name="T12">u</text:span><text:span text:style-name="T12">-</text:span><text:span text:style-name="T12">d</text:span><text:span text:style-name="T12">ış</text:span><text:span text:style-name="T12">ı</text:span><text:span text:style-name="T12">n</text:span><text:span text:style-name="T12">d</text:span><text:span text:style-name="T12">a</text:span><text:span text:style-name="T12">-</text:span><text:span text:style-name="T12">m</text:span><text:span text:style-name="T12">ı?</text:span><text:span text:style-name="T12">” </text:span><text:span text:style-name="T12">f</text:span><text:span text:style-name="T12">o</text:span><text:span text:style-name="T12">n</text:span><text:span text:style-name="T12">k</text:span><text:span text:style-name="T12">si</text:span><text:span text:style-name="T12">y</text:span><text:span text:style-name="T12">o</text:span><text:span text:style-name="T12">n</text:span><text:span text:style-name="T12">u</text:span><text:span text:style-name="T12">n</text:span><text:span text:style-name="T12">u </text:span><text:span text:style-name="T12">y</text:span><text:span text:style-name="T12">a</text:span><text:span text:style-name="T12">z</text:span><text:span text:style-name="T12">m</text:span><text:span text:style-name="T12">a</text:span><text:span text:style-name="T12">k </text:span><text:span text:style-name="T12">i</text:span><text:span text:style-name="T12">ç</text:span><text:span text:style-name="T12">i</text:span><text:span text:style-name="T12">n </text:span><text:span text:style-name="T12">t</text:span><text:span text:style-name="T12">a</text:span><text:span text:style-name="T12">s</text:span><text:span text:style-name="T12">a</text:span><text:span text:style-name="T12">rı</text:span><text:span text:style-name="T12">m</text:span><text:span text:style-name="T12"> </text:span><text:span text:style-name="T12">r</text:span><text:span text:style-name="T12">e</text:span><text:span text:style-name="T12">ç</text:span><text:span text:style-name="T12">e</text:span><text:span text:style-name="T12">t</text:span><text:span text:style-name="T12">e</text:span><text:span text:style-name="T12">si </text:span><text:span text:style-name="T12">k</text:span><text:span text:style-name="T12">u</text:span><text:span text:style-name="T12">ll</text:span><text:span text:style-name="T12">a</text:span><text:span text:style-name="T12">n</text:span><text:span text:style-name="T12">ı</text:span><text:span text:style-name="T12">n</text:span><text:span text:style-name="T12">.</text:span><text:span text:style-name="T13"> </text:span><text:span text:style-name="T13">B</text:span><text:span text:style-name="T13">u </text:span><text:span text:style-name="T13">f</text:span><text:span text:style-name="T13">o</text:span><text:span text:style-name="T13">n</text:span><text:span text:style-name="T13">k</text:span><text:span text:style-name="T13">si</text:span><text:span text:style-name="T13">y</text:span><text:span text:style-name="T13">o</text:span><text:span text:style-name="T13">n </text:span></text:p>
            <text:p text:style-name="P1"><text:span text:style-name="T13"><text:s/></text:span><text:span text:style-name="T13">x</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v</text:span><text:span text:style-name="T13">e </text:span><text:span text:style-name="T13">y</text:span><text:span text:style-name="T13">-</text:span><text:span text:style-name="T13">k</text:span><text:span text:style-name="T13">o</text:span><text:span text:style-name="T13">o</text:span><text:span text:style-name="T13">r</text:span><text:span text:style-name="T13">d</text:span><text:span text:style-name="T13">i</text:span><text:span text:style-name="T13">n</text:span><text:span text:style-name="T13">a</text:span><text:span text:style-name="T13">tı </text:span><text:span text:style-name="T13">a</text:span><text:span text:style-name="T13">lı</text:span><text:span text:style-name="T13">r, </text:span><text:span text:style-name="T13">k</text:span><text:span text:style-name="T13">e</text:span><text:span text:style-name="T13">l</text:span><text:span text:style-name="T13">e</text:span><text:span text:style-name="T13">b</text:span><text:span text:style-name="T13">e</text:span><text:span text:style-name="T13">ğ</text:span><text:span text:style-name="T13">i</text:span><text:span text:style-name="T13">n </text:span><text:span text:style-name="T13">k</text:span><text:span text:style-name="T13">u</text:span><text:span text:style-name="T13">y</text:span><text:span text:style-name="T13">u </text:span><text:span text:style-name="T13">d</text:span><text:span text:style-name="T13">ış</text:span><text:span text:style-name="T13">ı</text:span><text:span text:style-name="T13">n</text:span><text:span text:style-name="T13">d</text:span><text:span text:style-name="T13">a </text:span><text:span text:style-name="T13">o</text:span><text:span text:style-name="T13">l</text:span><text:span text:style-name="T13">u</text:span><text:span text:style-name="T13">p </text:span><text:span text:style-name="T13">o</text:span><text:span text:style-name="T13">l</text:span><text:span text:style-name="T13">m</text:span><text:span text:style-name="T13">a</text:span><text:span text:style-name="T13">d</text:span><text:span text:style-name="T13">ı</text:span><text:span text:style-name="T13">ğ</text:span><text:span text:style-name="T13">ı</text:span><text:span text:style-name="T13">n</text:span><text:span text:style-name="T13">ı </text:span><text:span text:style-name="T13">s</text:span><text:span text:style-name="T13">ö</text:span><text:span text:style-name="T13">y</text:span><text:span text:style-name="T13">l</text:span><text:span text:style-name="T13">e</text:span><text:span text:style-name="T13">r.</text:span></text:p>
            <text:p text:style-name="P1"><text:span text:style-name="T13"/></text:p>
          </draw:text-box>
        </draw:frame>
        <draw:frame draw:style-name="gr31" draw:text-style-name="P19"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text:span><text:span text:style-name="T14"> </text:span><text:span text:style-name="T14">İ</text:span><text:span text:style-name="T14">f</text:span><text:span text:style-name="T14">a</text:span><text:span text:style-name="T14">d</text:span><text:span text:style-name="T14">e</text:span><text:span text:style-name="T14">n</text:span><text:span text:style-name="T14">i</text:span><text:span text:style-name="T14">n</text:span><text:span text:style-name="T14"> </text:span><text:span text:style-name="T14">A</text:span><text:span text:style-name="T14">m</text:span><text:span text:style-name="T14">a</text:span><text:span text:style-name="T14">c</text:span><text:span text:style-name="T14">ı</text:span></text:p>
          </draw:text-box>
        </draw:frame>
        <draw:frame draw:style-name="gr32" draw:text-style-name="P20" draw:layer="layout" svg:width="6.14cm" svg:height="0.352cm" svg:x="1.875cm" svg:y="4.863cm">
          <draw:text-box>
            <text:p text:style-name="P1"><text:span text:style-name="T15">H</text:span><text:span text:style-name="T15">e</text:span><text:span text:style-name="T15">r </text:span><text:span text:style-name="T15">k</text:span><text:span text:style-name="T15">o</text:span><text:span text:style-name="T15">nt</text:span><text:span text:style-name="T15">r</text:span><text:span text:style-name="T15">at </text:span><text:span text:style-name="T15">ü</text:span><text:span text:style-name="T15">ç </text:span><text:span text:style-name="T15">b</text:span><text:span text:style-name="T15">öl</text:span><text:span text:style-name="T15">ü</text:span><text:span text:style-name="T15">m</text:span><text:span text:style-name="T15">d</text:span><text:span text:style-name="T15">e</text:span><text:span text:style-name="T15">n </text:span><text:span text:style-name="T15">ol</text:span><text:span text:style-name="T15">u</text:span><text:span text:style-name="T15">ş</text:span><text:span text:style-name="T15">m</text:span><text:span text:style-name="T15">a</text:span><text:span text:style-name="T15">kt</text:span><text:span text:style-name="T15">a</text:span><text:span text:style-name="T15">dı</text:span><text:span text:style-name="T15">r..</text:span><text:span text:style-name="T15">.</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text:span><text:span text:style-name="T19">yn</text:span><text:span text:style-name="T19">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page>
      <draw:page draw:name="page1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16" draw:layer="layout" svg:width="17.847cm" svg:height="0.892cm" svg:x="1.874cm" svg:y="3.949cm" svg:viewBox="0 0 17848 893" draw:points="0,0 17848,0 17848,893 0,893">
          <text:p/>
        </draw:polygon>
        <draw:polygon draw:style-name="gr28" draw:text-style-name="P16" draw:layer="layout" svg:width="17.847cm" svg:height="0.893cm" svg:x="1.874cm" svg:y="8.063cm" svg:viewBox="0 0 17848 894" draw:points="0,0 17848,0 17848,894 0,894">
          <text:p/>
        </draw:polygon>
        <draw:polygon draw:style-name="gr28" draw:text-style-name="P16" draw:layer="layout" svg:width="17.847cm" svg:height="0.892cm" svg:x="1.874cm" svg:y="14.806cm" svg:viewBox="0 0 17848 893" draw:points="0,0 17848,0 17848,893 0,893">
          <text:p/>
        </draw:polygon>
        <draw:frame draw:style-name="gr56" draw:text-style-name="P17" draw:layer="layout" svg:width="7.19cm" svg:height="0.581cm" svg:x="7.7cm" svg:y="1.68cm">
          <draw:text-box>
            <text:p text:style-name="P1"><text:span text:style-name="T11">Prob</text:span><text:span text:style-name="T11">lem: </text:span><text:span text:style-name="T11">“güv</text:span><text:span text:style-name="T11">ende</text:span><text:span text:style-name="T11">-</text:span><text:span text:style-name="T11">mi?”</text:span></text:p>
          </draw:text-box>
        </draw:frame>
        <draw:frame draw:style-name="gr63" draw:text-style-name="P23" draw:layer="layout" svg:width="17.938cm" svg:height="1.745cm" svg:x="2.023cm" svg:y="2.589cm">
          <draw:text-box>
            <text:p text:style-name="P1"><text:span text:style-name="T12">“</text:span><text:span text:style-name="T12">gü</text:span><text:span text:style-name="T12">ven</text:span><text:span text:style-name="T12">de-</text:span><text:span text:style-name="T12">mi?</text:span><text:span text:style-name="T12">” </text:span><text:span text:style-name="T12">fon</text:span><text:span text:style-name="T12">ksiy</text:span><text:span text:style-name="T12">onu</text:span><text:span text:style-name="T12">nu </text:span><text:span text:style-name="T12">yaz</text:span><text:span text:style-name="T12">ma</text:span><text:span text:style-name="T12">k </text:span><text:span text:style-name="T12">için </text:span><text:span text:style-name="T12">tas</text:span><text:span text:style-name="T12">arı</text:span><text:span text:style-name="T12">m </text:span><text:span text:style-name="T12">reç</text:span><text:span text:style-name="T12">ete</text:span><text:span text:style-name="T12">si </text:span><text:span text:style-name="T12">kull</text:span><text:span text:style-name="T12">anı</text:span><text:span text:style-name="T12">n.</text:span><text:span text:style-name="T13"> </text:span><text:span text:style-name="T13">Bu </text:span><text:span text:style-name="T13">fon</text:span><text:span text:style-name="T13">ksiy</text:span><text:span text:style-name="T13">on </text:span></text:p>
            <text:p text:style-name="P1"><text:span text:style-name="T13"><text:s/></text:span><text:span text:style-name="T13">x-</text:span><text:span text:style-name="T13">koo</text:span><text:span text:style-name="T13">rdi</text:span><text:span text:style-name="T13">natı </text:span><text:span text:style-name="T13">ve </text:span><text:span text:style-name="T13">y-</text:span><text:span text:style-name="T13">koo</text:span><text:span text:style-name="T13">rdi</text:span><text:span text:style-name="T13">natı </text:span><text:span text:style-name="T13">alır, </text:span><text:span text:style-name="T13">kel</text:span><text:span text:style-name="T13">ebe</text:span><text:span text:style-name="T13">ğin </text:span><text:span text:style-name="T13">he</text:span><text:span text:style-name="T13">m </text:span><text:span text:style-name="T13">bah</text:span><text:span text:style-name="T13">çe </text:span><text:span text:style-name="T13">için</text:span><text:span text:style-name="T13">de </text:span><text:span text:style-name="T13">he</text:span><text:span text:style-name="T13">mk</text:span><text:span text:style-name="T13">uyu </text:span><text:span text:style-name="T13">dışı</text:span><text:span text:style-name="T13">nda </text:span><text:span text:style-name="T13">olu</text:span><text:span text:style-name="T13">p</text:span></text:p>
            <text:p text:style-name="P1"><text:span text:style-name="T13"><text:s/></text:span><text:span text:style-name="T13">olm</text:span><text:span text:style-name="T13">adı</text:span><text:span text:style-name="T13">ğını </text:span><text:span text:style-name="T13">söy</text:span><text:span text:style-name="T13">ler.</text:span></text:p>
            <text:p text:style-name="P1"><text:span text:style-name="T13"/></text:p>
          </draw:text-box>
        </draw:frame>
        <draw:frame draw:style-name="gr31" draw:text-style-name="P19" draw:layer="layout" svg:width="8.816cm" svg:height="0.551cm" svg:x="2.023cm" svg:y="4.132cm">
          <draw:text-box>
            <text:p text:style-name="P1"><text:span text:style-name="T14">Kont</text:span><text:span text:style-name="T14">rat </text:span><text:span text:style-name="T14">ve </text:span><text:span text:style-name="T14">İfade</text:span><text:span text:style-name="T14">nin </text:span><text:span text:style-name="T14">Ama</text:span><text:span text:style-name="T14">cı</text:span></text:p>
          </draw:text-box>
        </draw:frame>
        <draw:frame draw:style-name="gr32" draw:text-style-name="P20" draw:layer="layout" svg:width="6.14cm" svg:height="0.352cm" svg:x="1.875cm" svg:y="4.863cm">
          <draw:text-box>
            <text:p text:style-name="P1"><text:span text:style-name="T15">Her kontrat üç </text:span><text:span text:style-name="T15">bölümden </text:span><text:span text:style-name="T15">oluşmaktadır...</text:span></text:p>
          </draw:text-box>
        </draw:frame>
        <draw:frame draw:style-name="gr33" draw:text-style-name="P18" draw:layer="layout" svg:width="0.371cm" svg:height="0.45cm" svg:x="1.875cm" svg:y="5.479cm">
          <draw:text-box>
            <text:p text:style-name="P1"><text:span text:style-name="T16">;</text:span></text:p>
          </draw:text-box>
        </draw:frame>
        <draw:frame draw:style-name="gr34" draw:text-style-name="P18" draw:layer="layout" svg:width="0.371cm" svg:height="0.437cm" svg:x="5.742cm" svg:y="5.463cm">
          <draw:text-box>
            <text:p text:style-name="P1"><text:span text:style-name="T17">:</text:span></text:p>
          </draw:text-box>
        </draw:frame>
        <draw:frame draw:style-name="gr35" draw:text-style-name="P18" draw:layer="layout" svg:width="0.371cm" svg:height="0.488cm" svg:x="14.715cm" svg:y="5.551cm">
          <draw:text-box>
            <text:p text:style-name="P1"><text:span text:style-name="T18">®</text:span></text:p>
          </draw:text-box>
        </draw:frame>
        <draw:frame draw:style-name="gr33" draw:text-style-name="P18" draw:layer="layout" svg:width="0.371cm" svg:height="0.45cm" svg:x="1.875cm" svg:y="6.793cm">
          <draw:text-box>
            <text:p text:style-name="P1"><text:span text:style-name="T16">;</text:span></text:p>
          </draw:text-box>
        </draw:frame>
        <draw:frame draw:style-name="gr36" draw:text-style-name="P19" draw:layer="layout" svg:width="2.555cm" svg:height="0.551cm" svg:x="2.023cm" svg:y="8.247cm">
          <draw:text-box>
            <text:p text:style-name="P1"><text:span text:style-name="T14">Ö</text:span><text:span text:style-name="T14">r</text:span><text:span text:style-name="T14">n</text:span><text:span text:style-name="T14">e</text:span><text:span text:style-name="T14">k</text:span><text:span text:style-name="T14">l</text:span><text:span text:style-name="T14">e</text:span><text:span text:style-name="T14">r</text:span></text:p>
          </draw:text-box>
        </draw:frame>
        <draw:frame draw:style-name="gr37" draw:text-style-name="P20" draw:layer="layout" svg:width="12.385cm" svg:height="0.352cm" svg:x="1.875cm" svg:y="8.978cm">
          <draw:text-box>
            <text:p text:style-name="P1"><text:span text:style-name="T15">B</text:span><text:span text:style-name="T15">a</text:span><text:span text:style-name="T15">zı </text:span><text:span text:style-name="T15">ö</text:span><text:span text:style-name="T15">r</text:span><text:span text:style-name="T15">n</text:span><text:span text:style-name="T15">e</text:span><text:span text:style-name="T15">kl</text:span><text:span text:style-name="T15">e</text:span><text:span text:style-name="T15">r </text:span><text:span text:style-name="T15">y</text:span><text:span text:style-name="T15">a</text:span><text:span text:style-name="T15">zı</text:span><text:span text:style-name="T15">n, </text:span><text:span text:style-name="T15">s</text:span><text:span text:style-name="T15">o</text:span><text:span text:style-name="T15">n</text:span><text:span text:style-name="T15">r</text:span><text:span text:style-name="T15">a </text:span><text:span text:style-name="T15">n</text:span><text:span text:style-name="T15">e</text:span><text:span text:style-name="T15">yi</text:span><text:span text:style-name="T15">n </text:span><text:span text:style-name="T15">d</text:span><text:span text:style-name="T15">e</text:span><text:span text:style-name="T15">ği</text:span><text:span text:style-name="T15">şt</text:span><text:span text:style-name="T15">iğ</text:span><text:span text:style-name="T15">in</text:span><text:span text:style-name="T15">i </text:span><text:span text:style-name="T15">y</text:span><text:span text:style-name="T15">u</text:span><text:span text:style-name="T15">v</text:span><text:span text:style-name="T15">a</text:span><text:span text:style-name="T15">rl</text:span><text:span text:style-name="T15">a</text:span><text:span text:style-name="T15">k </text:span><text:span text:style-name="T15">iç</text:span><text:span text:style-name="T15">in</text:span><text:span text:style-name="T15">e </text:span><text:span text:style-name="T15">al</text:span><text:span text:style-name="T15">ın </text:span><text:span text:style-name="T15">v</text:span><text:span text:style-name="T15">e </text:span><text:span text:style-name="T15">kı</text:span><text:span text:style-name="T15">s</text:span><text:span text:style-name="T15">a</text:span><text:span text:style-name="T15">c</text:span><text:span text:style-name="T15">a </text:span><text:span text:style-name="T15">a</text:span><text:span text:style-name="T15">çı</text:span><text:span text:style-name="T15">kl</text:span><text:span text:style-name="T15">a</text:span><text:span text:style-name="T15">yı</text:span><text:span text:style-name="T15">n.</text:span></text:p>
          </draw:text-box>
        </draw:frame>
        <draw:frame draw:style-name="gr38" draw:text-style-name="P18" draw:layer="layout" svg:width="2.021cm" svg:height="0.45cm" svg:x="1.875cm" svg:y="9.594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9.594cm">
          <draw:text-box>
            <text:p text:style-name="P1"><text:span text:style-name="T16">)</text:span></text:p>
          </draw:text-box>
        </draw:frame>
        <draw:frame draw:style-name="gr38" draw:text-style-name="P18" draw:layer="layout" svg:width="2.021cm" svg:height="0.45cm" svg:x="1.875cm" svg:y="12.222cm">
          <draw:text-box>
            <text:p text:style-name="P1"><text:span text:style-name="T16">(</text:span><text:span text:style-name="T16">Ö</text:span><text:span text:style-name="T16">R</text:span><text:span text:style-name="T16">N</text:span><text:span text:style-name="T16">E</text:span><text:span text:style-name="T16">K</text:span><text:span text:style-name="T16">(</text:span></text:p>
          </draw:text-box>
        </draw:frame>
        <draw:frame draw:style-name="gr33" draw:text-style-name="P18" draw:layer="layout" svg:width="0.371cm" svg:height="0.45cm" svg:x="10.773cm" svg:y="12.222cm">
          <draw:text-box>
            <text:p text:style-name="P1"><text:span text:style-name="T16">)</text:span></text:p>
          </draw:text-box>
        </draw:frame>
        <draw:frame draw:style-name="gr39" draw:text-style-name="P19" draw:layer="layout" svg:width="2.622cm" svg:height="0.551cm" svg:x="2.023cm" svg:y="14.989cm">
          <draw:text-box>
            <text:p text:style-name="P1"><text:span text:style-name="T14">T</text:span><text:span text:style-name="T14">a</text:span><text:span text:style-name="T14">n</text:span><text:span text:style-name="T14">ı</text:span><text:span text:style-name="T14">m</text:span></text:p>
          </draw:text-box>
        </draw:frame>
        <draw:frame draw:style-name="gr40" draw:text-style-name="P20" draw:layer="layout" svg:width="10.48cm" svg:height="0.352cm" svg:x="1.875cm" svg:y="15.72cm">
          <draw:text-box>
            <text:p text:style-name="P1"><text:span text:style-name="T15">B</text:span><text:span text:style-name="T15">üt</text:span><text:span text:style-name="T15">ü</text:span><text:span text:style-name="T15">n </text:span><text:span text:style-name="T15">gi</text:span><text:span text:style-name="T15">r</text:span><text:span text:style-name="T15">di </text:span><text:span text:style-name="T15">d</text:span><text:span text:style-name="T15">e</text:span><text:span text:style-name="T15">ğ</text:span><text:span text:style-name="T15">e</text:span><text:span text:style-name="T15">rl</text:span><text:span text:style-name="T15">e</text:span><text:span text:style-name="T15">ri</text:span><text:span text:style-name="T15">n</text:span><text:span text:style-name="T15">e </text:span><text:span text:style-name="T15">v</text:span><text:span text:style-name="T15">e</text:span><text:span text:style-name="T15">ril</text:span><text:span text:style-name="T15">e</text:span><text:span text:style-name="T15">n </text:span><text:span text:style-name="T15">d</text:span><text:span text:style-name="T15">e</text:span><text:span text:style-name="T15">ği</text:span><text:span text:style-name="T15">ş</text:span><text:span text:style-name="T15">k</text:span><text:span text:style-name="T15">e</text:span><text:span text:style-name="T15">n </text:span><text:span text:style-name="T15">is</text:span><text:span text:style-name="T15">i</text:span><text:span text:style-name="T15">m</text:span><text:span text:style-name="T15">le</text:span><text:span text:style-name="T15">ri</text:span><text:span text:style-name="T15">n</text:span><text:span text:style-name="T15">e </text:span><text:span text:style-name="T15">g</text:span><text:span text:style-name="T15">ö</text:span><text:span text:style-name="T15">r</text:span><text:span text:style-name="T15">e </text:span><text:span text:style-name="T15">ta</text:span><text:span text:style-name="T15">nı</text:span><text:span text:style-name="T15">m</text:span><text:span text:style-name="T15">ı </text:span><text:span text:style-name="T15">y</text:span><text:span text:style-name="T15">a</text:span><text:span text:style-name="T15">zı</text:span><text:span text:style-name="T15">n.</text:span></text:p>
          </draw:text-box>
        </draw:frame>
        <draw:frame draw:style-name="gr38" draw:text-style-name="P18" draw:layer="layout" svg:width="2.021cm" svg:height="0.45cm" svg:x="1.875cm" svg:y="16.337cm">
          <draw:text-box>
            <text:p text:style-name="P1"><text:span text:style-name="T16">(</text:span><text:span text:style-name="T16">d</text:span><text:span text:style-name="T16">e</text:span><text:span text:style-name="T16">fi</text:span><text:span text:style-name="T16">n</text:span><text:span text:style-name="T16">e</text:span><text:span text:style-name="T16">(</text:span></text:p>
          </draw:text-box>
        </draw:frame>
        <draw:frame draw:style-name="gr33" draw:text-style-name="P18"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18"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2" draw:layer="layout" svg:width="1.598cm" svg:height="0.255cm" svg:x="3.052cm" svg:y="6.221cm">
          <draw:text-box>
            <text:p text:style-name="P1"><text:span text:style-name="T19">fonks</text:span><text:span text:style-name="T19">iyon </text:span><text:span text:style-name="T19">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2"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2" draw:layer="layout" svg:width="0.641cm" svg:height="0.255cm" svg:x="16.946cm" svg:y="6.221cm">
          <draw:text-box>
            <text:p text:style-name="P1"><text:span text:style-name="T19">he</text:span><text:span text:style-name="T19">de</text:span><text:span text:style-name="T19">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2" draw:layer="layout" svg:width="3.008cm" svg:height="0.255cm" svg:x="9.336cm" svg:y="7.535cm">
          <draw:text-box>
            <text:p text:style-name="P1"><text:span text:style-name="T19">fo</text:span><text:span text:style-name="T19">nk</text:span><text:span text:style-name="T19">siy</text:span><text:span text:style-name="T19">on</text:span><text:span text:style-name="T19">un </text:span><text:span text:style-name="T19">ya</text:span><text:span text:style-name="T19">ptı</text:span><text:span text:style-name="T19">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2" draw:layer="layout" svg:width="1.598cm" svg:height="0.255cm" svg:x="4.738cm" svg:y="10.336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2" draw:layer="layout" svg:width="0.849cm" svg:height="0.255cm" svg:x="8.58cm" svg:y="10.336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1.509cm" svg:viewBox="0 0 9916 26" draw:points="0,0 9916,0 9916,26 0,26">
          <text:p/>
        </draw:polygon>
        <draw:frame draw:style-name="gr44" draw:text-style-name="P22" draw:layer="layout" svg:width="3.033cm" svg:height="0.255cm" svg:x="7.117cm" svg:y="11.649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18"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2"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2" draw:layer="layout" svg:width="0.849cm" svg:height="0.255cm" svg:x="8.58cm" svg:y="12.963cm">
          <draw:text-box>
            <text:p text:style-name="P1"><text:span text:style-name="T19">gir</text:span><text:span text:style-name="T19">dil</text:span><text:span text:style-name="T19">er</text:span></text:p>
          </draw:text-box>
        </draw:frame>
        <draw:polygon draw:style-name="gr12" draw:text-style-name="P12" draw:layer="layout" svg:width="9.915cm" svg:height="0.025cm" svg:x="9.162cm" svg:y="14.136cm" svg:viewBox="0 0 9916 26" draw:points="0,0 9916,0 9916,26 0,26">
          <text:p/>
        </draw:polygon>
        <draw:frame draw:style-name="gr44" draw:text-style-name="P22" draw:layer="layout" svg:width="3.033cm" svg:height="0.255cm" svg:x="7.34cm" svg:y="14.277cm">
          <draw:text-box>
            <text:p text:style-name="P1"><text:span text:style-name="T19">fo</text:span><text:span text:style-name="T19">nk</text:span><text:span text:style-name="T19">siy</text:span><text:span text:style-name="T19">on</text:span><text:span text:style-name="T19">un </text:span><text:span text:style-name="T19">ür</text:span><text:span text:style-name="T19">ett</text:span><text:span text:style-name="T19">iği </text:span><text:span text:style-name="T19">de</text:span><text:span text:style-name="T19">ğe</text:span><text:span text:style-name="T19">r</text:span></text:p>
          </draw:text-box>
        </draw:frame>
        <draw:polygon draw:style-name="gr12" draw:text-style-name="P12" draw:layer="layout" svg:width="3.297cm" svg:height="0.024cm" svg:x="3.659cm" svg:y="16.938cm" svg:viewBox="0 0 3298 25" draw:points="0,0 3298,0 3298,25 0,25">
          <text:p/>
        </draw:polygon>
        <draw:frame draw:style-name="gr33" draw:text-style-name="P18"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2" draw:layer="layout" svg:width="1.598cm" svg:height="0.255cm" svg:x="4.515cm" svg:y="17.078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2" draw:layer="layout" svg:width="1.276cm" svg:height="0.255cm" svg:x="8.27cm" svg:y="17.078cm">
          <draw:text-box>
            <text:p text:style-name="P1"><text:span text:style-name="T19">de</text:span><text:span text:style-name="T19">ğiş</text:span><text:span text:style-name="T19">ke</text:span><text:span text:style-name="T19">nl</text:span><text:span text:style-name="T19">er</text:span></text:p>
          </draw:text-box>
        </draw:frame>
        <draw:frame draw:style-name="gr47" draw:text-style-name="P22" draw:layer="layout" svg:width="4.832cm" svg:height="0.255cm" svg:x="8.58cm" svg:y="18.392cm">
          <draw:text-box>
            <text:p text:style-name="P1"><text:span text:style-name="T19">fo</text:span><text:span text:style-name="T19">nk</text:span><text:span text:style-name="T19">siy</text:span><text:span text:style-name="T19">on</text:span><text:span text:style-name="T19">un </text:span><text:span text:style-name="T19">de</text:span><text:span text:style-name="T19">ğiş</text:span><text:span text:style-name="T19">ke</text:span><text:span text:style-name="T19">nl</text:span><text:span text:style-name="T19">er </text:span><text:span text:style-name="T19">ile </text:span><text:span text:style-name="T19">ya</text:span><text:span text:style-name="T19">ptı</text:span><text:span text:style-name="T19">ğı</text:span></text:p>
          </draw:text-box>
        </draw:frame>
        <draw:frame draw:style-name="gr11" draw:text-style-name="P11" draw:layer="layout" svg:width="0.451cm" svg:height="0.412cm" svg:x="10.619cm" svg:y="26.446cm">
          <draw:text-box>
            <text:p text:style-name="P1"><text:span text:style-name="T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20T01:42:41.882855370</dc:date>
    <meta:editing-duration>PT1H9M33S</meta:editing-duration>
    <meta:editing-cycles>27</meta:editing-cycles>
    <meta:generator>LibreOffice/6.2.5.2$Linux_X86_64 LibreOffice_project/20$Build-2</meta:generator>
    <meta:document-statistic meta:object-count="871"/>
  </office:meta>
</office:document-meta>
</file>